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JAEM Night Court" svg:font-family="'JAEM Night Court'" style:font-adornments="Negreta"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entury Gothic" svg:font-family="'Century Gothic'" style:font-adornments="Negreta"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fo:text-align="center" style:justify-single-word="false"/>
      <style:text-properties style:font-name="Droid Sans" fo:font-size="10pt" style:font-size-asian="10pt" style:font-size-complex="10pt"/>
    </style:style>
    <style:style style:name="P2" style:family="paragraph" style:parent-style-name="Header">
      <style:paragraph-properties fo:text-align="end" style:justify-single-word="false"/>
    </style:style>
    <style:style style:name="P3" style:family="paragraph" style:parent-style-name="data">
      <style:text-properties officeooo:paragraph-rsid="00197852"/>
    </style:style>
    <style:style style:name="P4" style:family="paragraph" style:parent-style-name="hora">
      <style:text-properties officeooo:paragraph-rsid="00197852"/>
    </style:style>
    <style:style style:name="T1" style:family="text">
      <style:text-properties style:font-name="Arial"/>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p de aula</text:h>
      <text:p text:style-name="P3">Miércoles, 3 de julio</text:p>
      <text:p text:style-name="P4">09:00:00</text:p>
      <text:p text:style-name="lloc">Lugar pendiente de determinar</text:p>
      <text:h text:style-name="Heading_20_2" text:outline-level="2">FACTORITRÓN, CAMPEONATO DE HABILIDAD MATEMÁTICA</text:h>
      <text:p text:style-name="autors">Pedro Alcobas Cegarra; Joaquín <text:span text:style-name="T1">Comas</text:span> Roqueta; Alicia Martínez Henarejos; Noelia Navas Martos; Mª Isabel Salas Vizcaíno</text:p>
      <text:p text:style-name="centretreball">IES Sierra Minera, La Unión – Murcia</text:p>
      <text:p text:style-name="Standard"/>
      <text:p text:style-name="resum">Vídeos sobre la tercera y cuarta edición del campeonato de habilidad matemática FACTORITRÓN organizado por el Departamento de Matemáticas del IES Sierra Minera de La Unión, Murcia. Para más información, http://www.dematesna.es</text:p>
      <text:p text:style-name="keywords">Palabras clave: Campeonato, dinamización, motivación, divulgación, factoriz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IX SEMANA MATEMÁTICA “COMEMATES”</text:h>
      <text:p text:style-name="autors">Pedro Alcobas Cegarra; Joaquín Comas <text:span text:style-name="T1">Roqueta</text:span>; Alicia Martínez Henarejos; Noelia Navas Martos; Mª Isabel Salas Vizcaíno</text:p>
      <text:p text:style-name="centretreball">IES Sierra Minera, La Unión – Murcia</text:p>
      <text:p text:style-name="Standard"/>
      <text:p text:style-name="resum">Vídeos sobre las actividades realizadas durante la de la IX Semana Matemática COMEMATES" del IES Sierra Minera de La Unión (Murcia, España). Para más información http://www.dematesna.es</text:p>
      <text:p text:style-name="keywords">Palabras clave: Semana Matemática, dinamización, motivación, interdisciplinaridad</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Números perfectos y números amigos</text:h>
      <text:p text:style-name="autors">Perdiguero Garzo, Eva M.</text:p>
      <text:p text:style-name="centretreball">IES Ribera del Bullaque</text:p>
      <text:p text:style-name="Standard"/>
      <text:p text:style-name="resum">En un mismo clip de aula trabajo la divisibilidad con dos historias. La primera nos presenta a Dª perfecta - el número 6. También descubriremos que hay pocos números que sean perfectos. Con la segunda historia de amor, además de disponer de un buen conjuro para el día de los enamorados, descubrimos qué son los números amigos. Ambas historias nos dejan una actividad para profundizar en el tema. URL: http://www.youtube.com/watch?v=Mv0bzK0QnQc&amp;feature=youtu.be</text:p>
      <text:p text:style-name="keywords">Palabras clave: divisibilidad, divisor, perfecto, amig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s tarjetas que regalan matemáticas</text:h>
      <text:p text:style-name="autors">Perdiguero Garzo, Eva M.</text:p>
      <text:p text:style-name="centretreball">IES Ribera del Bullaque</text:p>
      <text:p text:style-name="Standard"/>
      <text:p text:style-name="resum">El<text:span text:style-name="T2"> grupo de aula con el que he llevado a cabo esta experiencia estaba compuesto por cinco alumnos especialmente complicados. Son alumnos que no quieren estudiar y que tienen problemas de disciplina. Vienen al centro sólo para evitar los servicios sociales. No traen ningún material, ni siquiera bolígrafo. No pretenden hacer más que pasar el tiempo. Ante esta situación, se me ocurrió llamar su atención creando unas tarjetas que pudiesen decorar nuestra aula de Matemáticas, al tiempo que nos sirviesen para trabajar los diferentes contenidos. Tres de los cinco alumnos pueden seguir los contenidos de la programación de 1º ESO. Aunque tan sólo se puede contar el trabajo que realizamos en clase. Los alumnos ayudan al profesor a realizar cada tarjeta,</text:span> después se les graba repasando los contenidos trabajados. </text:p>
      <text:p text:style-name="keywords">Palabras clave: Experiencia de aula, tarjetas resumen, alumnos conflictivo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 maldición de los pares</text:h>
      <text:p text:style-name="autors">Perdiguero Garzo, Eva M. </text:p>
      <text:p text:style-name="centretreball">IES Ribera del Bullaque. Porzuna</text:p>
      <text:p text:style-name="Standard"/>
      <text:p text:style-name="resum">Corto en el que se muestra la propiedad de la suma entre pares e impares: impar + impar = par; par + par = par; impar + par = impar; La historia trata de hacer reflexionar sobre esta propiedad y también sobre la necesidad de compartir y esta abierto a los demás. Los impares aislados con los impares y los pares aislados con los pares estuvieron a punto de acabar con los impares. Necesitamos de los otros para estar completos. URL: http://www.youtube.com/watch?v=z8W1FiAy0T8&amp;feature=youtu.be</text:p>
      <text:p text:style-name="keywords">Palabras clave: pares e impares. Suma</text:p>
      <text:p text:style-name="titolnuclis">Nucleos temáticos:</text:p>
      <text:p text:style-name="nuclis">V. Materiales y recursos en el aula de matemáticas</text:p>
      <text:p text:style-name="Standard"/>
      <text:p text:style-name="Standard"><text:soft-page-break/></text:p>
      <text:h text:style-name="Heading_20_1" text:outline-level="1">Comunicación</text:h>
      <text:p text:style-name="Standard"/>
      <text:p text:style-name="lloc">Lugar pendiente de determinar</text:p>
      <text:h text:style-name="Heading_20_2" text:outline-level="2">Análisis de interacciones en la formación de docentes de matemáticas. </text:h>
      <text:p text:style-name="autors">Yuly Vanegas; Joaquin Giménez y Vicenç Font</text:p>
      <text:p text:style-name="centretreball">Universitat de Barcelona</text:p>
      <text:p text:style-name="Standard"/>
      <text:p text:style-name="resum">En la presentación se describe una experiencia de formación de docentes de matemáticas centrada en el análisis de interacciones, para mejorar la competencia de análisis didáctico de futuros profesores. Se justifica y describe la propuesta formación. Se explica una tarea profesional que se basa en el análisis de episodios de clase, mediante el uso de las herramientas propuestas por dos modelos teóricos y se analizan las ventajas y limitaciones de dichos modelos. Se observa que los futuros docentes analizan su propia práctica incorporando diversos aspectos mostrados de los análisis realizados, pero les es difícil integrar los modelos teóricos abordados.</text:p>
      <text:p text:style-name="keywords">Palabras clave: Análisis didáctico, análisis de las interacciones; formación inicial; competencias profesional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Modelos dinámicos y resolución de ecuaciones con GeoGebra</text:h>
      <text:p text:style-name="autors">Aitzol Lasa y Miguel R. Wilhelmi</text:p>
      <text:p text:style-name="centretreball">Universidad Pública de Navarra</text:p>
      <text:p text:style-name="Standard"/>
      <text:p text:style-name="resum">Se muestra en este trabajo la respuesta dada por estudiantes de Máster en Formación de Profesorado de Secundaria (MFPS), a la hora de asistir mediante modelos dinámicos la resolución de sistemas de ecuaciones e inecuaciones con GGB. En concreto, se observa como la intuición puede inducir una inadecuada utilización del modelo dinámico, siendo por tanto indispensable una instrucción previa en el manejo y en los objetivos del mismo.</text:p>
      <text:p text:style-name="keywords">Palabras clave: Formación de profesorado, GeoGebra, modelos dinámicos, sistemas de ecuaciones, sistemas de inecuaciones</text:p>
      <text:p text:style-name="titolnuclis">Nucleos temáticos:</text:p>
      <text:p text:style-name="nuclis">II. Didáctica y formación del profesorado</text:p>
      <text:p text:style-name="nuclis">III. Modelización y formalización</text:p>
      <text:p text:style-name="Standard"/>
      <text:p text:style-name="Standard"/>
      <text:p text:style-name="lloc">Lugar pendiente de determinar</text:p>
      <text:h text:style-name="Heading_20_2" text:outline-level="2">Alumnos de integración, compensatoria y otros en clase de matemáticas</text:h>
      <text:p text:style-name="autors">Alcobas Cegarra, Pedro ; Comas Roqueta, Joaquín ; Martínez Henarejos, Alicia ; Navas Martos, Noelia ; Salas Vizcaíno, Mª Isabel ; Peñalver Sánchez, Miguel</text:p>
      <text:p text:style-name="centretreball">IES Sierra Minera, La Unión – Murcia</text:p>
      <text:p text:style-name="Standard"/>
      <text:p text:style-name="resum">Los profesores de Matemáticas trabajamos a diario con grupos de alumnos que presentan niveles iniciales muy heterogéneos. Si a esto añadimos la atención que debemos prestar a los alumnos con necesidades educativas especiales, de compensatoria y con desfase curricular, nos encontramos con grandes dificultades para responder convenientemente a las necesidades educativas de todos ellos. En esta comunicación os presentamos la forma en la que tratamos de solucionar esta situación en nuestro instituto, mediante una estrecha coordinación entre los Departamentos de Matemáticas y Orientación y una redistribución de alumnos y horarios de los profesores para poder lograr, como principal objetivo, la inclusión educativa.</text:p>
      <text:p text:style-name="keywords">Palabras clave: Integración, compensatoria, desfase curricular, inclusión educativ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Buenas prácticas para el desarrollo de los procesos de pensamiento matemático en Educación Infantil</text:h>
      <text:p text:style-name="autors">Alsina, Angel ; Dalmau, Fàtima</text:p>
      <text:p text:style-name="centretreball">Universidad de Girona – Girona ; Escola Balandrau – Girona</text:p>
      <text:p text:style-name="Standard"/>
      <text:p text:style-name="resum">Se argumenta que la educación matemática, en contraposición a la instrucción matemática, prioriza que los niños y niñas de las primeras edades aprendan a usar las matemáticas en diversos contextos de su vida cotidiana. Para conseguir este propósito, es necesario planificar actividades que contemplen dos tipos de conocimientos: los contenidos matemáticos (lógica; numeración y calculo; geometría; medida; y estadística y probabilidad) y, sobre todo, los procesos matemáticos que ponen de relieve las formas de adquisición y uso de los contenidos (resolución de problemas; razonamiento y demostración; comunicación; conexiones; y representación). Se concluye con la presentación de buenas prácticas que contemplan ambos tipos de conocimientos y, en definitiva, contribuyen a la alfabetización matemática.</text:p>
      <text:p text:style-name="keywords">Palabras clave: Procesos matemáticos, contenidos <text:soft-page-break/>matemáticos, conexiones matemáticas, prácticas matemáticas, alfabetización matemática, Educación Infantil.</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Las matemáticas del ganchillo.</text:h>
      <text:p text:style-name="autors">Ana María Martínez Guerrero;Josefina Bernabeu Vegara; Albina Denia García; Santiago Franco Gálvez; Antonia Garre Rosique; Mª Isabel Lobato Canedo; María del Carmen Marín López; María del Carmen Neira Fernández; Julia Carolina Vázquez Calvo; </text:p>
      <text:p text:style-name="centretreball">I.E.S DOS MARES" SAN PEDRO DEL PINATAR (MURCIA)"</text:p>
      <text:p text:style-name="Standard"/>
      <text:p text:style-name="resum">¿Por qué relacionar el ganchillo con las matemáticas? Porque el no hacerlo sería una locura. Para realizar cualquier proyecto a ganchillo hay que elegir el material con el que se trabajará y usar una aguja de tamaño adecuado a dicho material. A continuación hay que saber realizar los distintos puntos que aparecen en el proyecto, siguiendo un patrón o esquema que presenta un orden establecido y en el que nos encontraremos regularidades, simetrías…Según el patrón elegido, podremos trabajar desde elementos decorativos, planos hiperbólicos, elementos matemáticos en 3D,secuencias numéricas…El ganchillo se pone al servicio de las matemáticas.</text:p>
      <text:p text:style-name="keywords">Palabras clave: Orden, simetría, regularidad, imaginación, arte.</text:p>
      <text:p text:style-name="titolnuclis">Nucleos temáticos:</text:p>
      <text:p text:style-name="nuclis">III. Modelización y formalización</text:p>
      <text:p text:style-name="nuclis">V. Materiales y recursos en el aula de matemáticas</text:p>
      <text:p text:style-name="Standard"/>
      <text:p text:style-name="Standard"/>
      <text:p text:style-name="lloc">Lugar pendiente de determinar</text:p>
      <text:h text:style-name="Heading_20_2" text:outline-level="2">¿Cómo llenar un centro de ilusiones (ópticas)?</text:h>
      <text:p text:style-name="autors">Andrea Ritcher Sergi del Moral Pep Vidal Sergi Muria Maldonado</text:p>
      <text:p text:style-name="centretreball">INS RIbera Baixa (El Prat de LLobregat) y Colectivo granja.cat (Barcelona) </text:p>
      <text:p text:style-name="Standard"/>
      <text:p text:style-name="resum">En la siguiente presentación mostramos el trabajo sobre anamorfismos realizado como Proyecto de Investigación por tres alumnas de 4º de ESO en el Instituto Ribera Baixa de El Prat de Llobregat (Barcelona) durante el curso 2011-2012. El objetivo principal del proyecto de investigación era ver cómo la aplicación de los contenidos y procesos matemáticos aprendidos durante la ESO nos podían ayudar a construir en nuestro centro diferentes tipos de anamorfismos. </text:p>
      <text:p text:style-name="keywords">Palabras clave: Anamorfismo, ilusión óptica, perspectiva, punto de vista, proporción, geometría </text:p>
      <text:p text:style-name="titolnuclis">Nucleos temáticos:</text:p>
      <text:p text:style-name="nuclis">VI. Conexiones y contextos</text:p>
      <text:p text:style-name="Standard"/>
      <text:p text:style-name="Standard"/>
      <text:p text:style-name="lloc">Lugar pendiente de determinar</text:p>
      <text:h text:style-name="Heading_20_2" text:outline-level="2">¿En qué consiste la competencia matemática? Identificación y desarrollo de competencias básicas del ámbito matemático en la educación primaria i en la ESO</text:h>
      <text:p text:style-name="autors">Anton Aubanell; Montserrat Torra</text:p>
      <text:p text:style-name="centretreball">CESIRE-CREAMAT</text:p>
      <text:p text:style-name="Standard"/>
      <text:p text:style-name="resum">A pesar de que una de las finalidades del currículum de matemáticas es el desarrollo de la competencia matemática del alumnado, debemos reconocer que existen muchos aspectos que no se han concretado suficientemente, como ¿en qué consiste la competencia matemática?, ¿qué contribuye a su desarrollo?, ¿cómo se evalúa?... En esta comunicación se presentan dos documentos del Departament d’Ensenyament de la Generalitat de Catalunya que intentan responder a estas preguntas identificando competencias que concretan el ámbito competencial matemático, graduando su consecución, relacionando competencias y contenidos curriculares, formulando orientaciones didácticas y aportando orientaciones de evaluación con indicadores y ejemplos de aplicación.</text:p>
      <text:p text:style-name="keywords">Palabras clave: Currículum, competencias, contenidos, procesos, metodología, evaluación</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ARC: compartir, apoyar, innovar</text:h>
      <text:p text:style-name="autors">Anton Aubanell; Montserrat Torra; Sergi del Moral; Joan Jareño</text:p>
      <text:p text:style-name="centretreball">CESIRE-CREAMAT</text:p>
      <text:p text:style-name="Standard"/>
      <text:p text:style-name="resum">Los materiales que preparamos para nuestras clases de matemáticas, tanto en educación infantil, primaria o secundaria, pueden ser de gran utilidad en otras aulas diferentes a las nuestras: son transferibles. La razón principal proviene de que están diseñados desde la experiencia. Pero además, a menudo, tienen un interés añadido porque son innovadores, ya que tratan de cubrir espacios que no llenan otros materiales. En esta comunicación se presenta el ARC, una plataforma virtual creada para compartir, de forma ágil y organizada, estas propuestas con otros y otras docentes y que cuenta ya con cerca de 800 de matemáticas.</text:p>
      <text:p text:style-name="keywords"><text:soft-page-break/>Palabras clave: Intercambio, materiales, currículo, competencia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Profe, ¿esto para qué sirve?” Dos proyectos para responder a esta pregunta: vídeoMAT y Matemàtiques en acció</text:h>
      <text:p text:style-name="autors">Anton Aubanell; Sergi del Moral</text:p>
      <text:p text:style-name="centretreball">CESIRE-CREAMAT</text:p>
      <text:p text:style-name="Standard"/>
      <text:p text:style-name="resum">No es extraño escuchar la pregunta Profe, ¿esto para qué sirve? Con frecuencia la matemática escolar se ha centrado en aspectos formales o teóricos que no han acabado de poner de manifiesto su funcionalidad práctica. Actualmente se observa un esfuerzo entre el profesorado para incorporar a sus clases aplicaciones de la matemática a situaciones reales concretas. Con el fin de apoyar estas actuaciones, desde el CREAMAT, se han impulsado dos proyectos, vídeoMAT y Matemàtiques en acció, que se exponen en esta comunicación y que tienen en común la presentación de aplicaciones de la matemática a través de pequeños vídeos, en el primer caso realizados por los propios alumnos. </text:p>
      <text:p text:style-name="keywords">Palabras clave: aplicación, funcionalidad, vídeo, concurso, comunicación </text:p>
      <text:p text:style-name="titolnuclis">Nucleos temáticos:</text:p>
      <text:p text:style-name="nuclis">V. Materiales y recursos en el aula de matemáticas</text:p>
      <text:p text:style-name="nuclis">VII. Comunicación y divulgación</text:p>
      <text:p text:style-name="Standard"/>
      <text:p text:style-name="Standard"/>
      <text:p text:style-name="lloc">Lugar pendiente de determinar</text:p>
      <text:h text:style-name="Heading_20_2" text:outline-level="2">Comparacion de actividades con diseño adaptado al ritmo individual de aprendizaje usando Flash y Geogebra</text:h>
      <text:p text:style-name="autors">Antonio Bueno Aroca</text:p>
      <text:p text:style-name="centretreball">IES Parque Lineal de Albacete</text:p>
      <text:p text:style-name="Standard"/>
      <text:p text:style-name="resum">En este trabajo se presentan dos actividades diseñadas con dos programas distintos,, para proveer a los alumnos de herramientas con las que aprender los rudimentos básicos del cálculo operacional de forma autónoma y a su ritmo, con la posibilidad de reconocer sus avances y de que estos avances sean supervisados de forma sencilla por otra persona, sin necesidad de que esta persona tenga conocimientos de matemáticas. También se incluye una comparación de las dos herramientas software utilizadas en este trabajo, destacando las ventajas e inconvenientes que el uso de cada una de ellas presenta. </text:p>
      <text:p text:style-name="keywords">Palabras clave: Actividad, adaptada, individual, aprendizaje, nuevas tecnologías, tiemp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Una experiencia docente en educación matemática en el Grado en Magisterio de Educación Infantil </text:h>
      <text:p text:style-name="autors">Aránzazu Fraile Rey Alberto Lastra Sedano</text:p>
      <text:p text:style-name="centretreball">Universidad de Alcala y Escuela Universitaria Cardenal Cisneros</text:p>
      <text:p text:style-name="Standard"/>
      <text:p text:style-name="resum">Con esta comunicación pretendemos detallar la experiencia docente desarrollada durante el presente curso 2012/2013, en el Grado de Magisterio en Educación Infantil de la Escuela Universitaria Cardenal Cisneros y en la Universidad de Alcalá. Presentamos las distintas metodologías utilizadas de manera que la experiencia pueda ser adaptada a las necesidades docentes del lector. Remarcamos la experiencia con Scratch y Geogebra como una manera activa de revisión de la práctica didáctica de la matemática y las TICs. </text:p>
      <text:p text:style-name="keywords">Palabras clave: matematicas, experiencia docente, grado magisterio infantil, TIC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Cómo construir una molécula de carbono con papiroflexia: los fullerenos.</text:h>
      <text:p text:style-name="autors">BEATRIZ CAMARERO LÓPEZ</text:p>
      <text:p text:style-name="centretreball">IES PALOMERAS-VALLECAS</text:p>
      <text:p text:style-name="Standard"/>
      <text:p text:style-name="resum">Considero que la papiroflexia es un recurso didáctico muy atractivo y motivador para mi alumnado, mientras que para mí es una forma muy tangible y bella de trabajar la geometría en el aula. La búsqueda de nuevas figuras de papiroflexia modular me llevó hasta un artículo que leí sobre la modelización de las moléculas de carbono formadas como unión de hexágonos y pentágonos, y que podían ser construidas con papiroflexia. Esta idea da lugar a un trabajo interdisciplinar que contó con la colaboración de los departamentos de Inglés, Química y Matemáticas. Y que perseguía fomentar el espíritu investigador y hacer entender a los alumnos que las matemáticas están presentes hasta en los más pequeños detalles que nos rodean.</text:p>
      <text:p text:style-name="keywords">Palabras clave: papiroflexia, matemáticas, fullereno, investigación.</text:p>
      <text:p text:style-name="titolnuclis"><text:soft-page-break/>Nucleos temáticos:</text:p>
      <text:p text:style-name="nuclis">V. Materiales y recursos en el aula de matemáticas</text:p>
      <text:p text:style-name="nuclis">VII. Comunicación y divulgación</text:p>
      <text:p text:style-name="Standard"/>
      <text:p text:style-name="Standard"/>
      <text:p text:style-name="lloc">Lugar pendiente de determinar</text:p>
      <text:h text:style-name="Heading_20_2" text:outline-level="2">El uso de vídeos en la formación inicial de maestros</text:h>
      <text:p text:style-name="autors">Boukafri Itahriouan, Kaouthar Burgués Flamarich, Carme Rosich Sala, Núria </text:p>
      <text:p text:style-name="centretreball">UNIVERSITAT DE BARCELONA</text:p>
      <text:p text:style-name="Standard"/>
      <text:p text:style-name="resum">Se presenta la experiencia de formación matemática mediante el uso de videos didácticos escolares. Creemos que el video es un instrumento que permite la reflexión sobre la práctica docente de los profesores en activo. Mostramos el trabajo realizado con grupo clase de último año de Grado de Maestro de Primaria. Estos alumnos han cursado diversas asignaturas de contenido matemático-didáctico y también han realizado prácticas escolares. En la experiencia se han utilizado diversas lecturas de casos reales trabajando la suma y la resta con niños Primaria. También se han utilizado vídeos didácticos con secuencias con alumnos argumentando las distintas estrategias.</text:p>
      <text:p text:style-name="keywords">Palabras clave: Formación matemática, vídeos, maestros, estrategias, razonamiento, aritmétic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Resolución de problemas de optimización sobre cuerpos geométricos con GeoGebra 3D</text:h>
      <text:p text:style-name="autors">Bujosa, Pep</text:p>
      <text:p text:style-name="centretreball">Institut Secretari Coloma (Barceloma)</text:p>
      <text:p text:style-name="Standard"/>
      <text:p text:style-name="resum">Aprovechando la versión actual del GeoGebra en 3D, me he propuesto elaborar una colección de applets para ayudar a la resolución y, sobretodo, a la comprensión de los problemas de optimización, aplicados a cuerpos geométricos simples o compuestos. En esta comunicación, voy a mostrar algunos de ellos y explicaré como se pueden utilizar en las clases de segundo de bachillerato. Lo más interesante, en este caso, del uso de GeoGebra es que relaciona, de manera inmediata, un cuerpo geométrico de medidas variables con la función que se debe optimizar. La geometría del espacio se relaciona con el análisis de funciones en el plano.</text:p>
      <text:p text:style-name="keywords">Palabras clave: GeoGebra, problemas, optimización, geometría, análisis, funciones</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El calendario lunisolar y la utilización del ciclo sexagesimal: matemáticas del calendario chino </text:h>
      <text:p text:style-name="autors">Carles Puig-Pla</text:p>
      <text:p text:style-name="centretreball">Universitat Politècnica de Catalunya</text:p>
      <text:p text:style-name="Standard"/>
      <text:p text:style-name="resum">El calendario chino es una combinación de dos calendarios, uno solar y otro lunisolar En este trabajo se presentan algunas ideas básicas sobre el concepto de calendario lunisolar y, en particular sobre el calendario chino y la fecha del Año Nuevo Chino. Los conceptos astronómicos y las matemáticas implicadas en el calendario chino pueden ser una fuente útil para la enseñanza y el aprendizaje en el aula de matemáticas. En particular, algunos aspectos del calendario puede utilizarse para introducir la aritmética modular o trabajar el sistema de numeración en base 60.</text:p>
      <text:p text:style-name="keywords">Palabras clave: calendario lunisolar, calendario chino, Año Nuevo Chino, Jièqí, mes sinódico, año trópico</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Registros de Representación Semiótica: aporte teórico de estudios con el uso del GeoGebra</text:h>
      <text:p text:style-name="autors">Celina Aparecida Almeida Pereira Abar</text:p>
      <text:p text:style-name="centretreball">Programa de Estudos Pós Graduados em Educação Matemática da Pontifícia Universidade Católica de São Paulo, Brasil.</text:p>
      <text:p text:style-name="Standard"/>
      <text:p text:style-name="resum">El propósito de esta comunicación es presentar, considerando los aspectos del análisis temático, las investigaciones realizadas entre 2009 y 2011 en un Programa de Estudios de Postgrado en Educación Matemática con el uso del GeoGebra, y tiene por objetivo comprobar los aportes teóricos utilizados, el papel del GeoGebra en cada una de las investigaciones, las consideraciones hechas sobre su uso, los propósitos de cada autor y los resultados obtenidos. Siguiendo los pasos indicados en el análisis temático, se comprueba que de 2009 a 2011 se presentaron diecinueve trabajos que tiene en común el reto de usar el GeoGebra. Se intentó identificar qué aspectos y dimensiones han sido privilegiados y de qué forma y en qué condiciones se realizaron las investigaciones. Para el análisis deseado, cada estudio se leyó como un todo, con el objetivo de tener una visión global y entender los objetivos, procedimientos y resultados de cada uno. Considerándose los aspectos del análisis temático, se comprobó que cinco utilizaron como aporte teórico los <text:soft-page-break/>Registros de Representación Semiótica de Raymond Duval y son objeto de análisis de este estudio y de esta comunicación.Todas las investigaciones analizadas tienen en común la opción didáctica de utilizar el GeoGebra en la Educación Matemática y han sido realizadas por profesores en pleno ejercicio de su práctica y que, así, nos dan respuestas a una clase de profesionales, los profesores de la educación básica, que ven la universidad como una prestadora de servicios que puede subvencionar su práctica docente y cuyos trabajos no están relegados a las estanterías de las bibliotecas de las universidades.</text:p>
      <text:p text:style-name="keywords">Palabras clave: Educación Matemática, Registros de Representación Semiótica, GeoGebra, Tecnologías de la Información y Comunic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Desarrollo de la Competencia Matemática Temprana en una muestra de alumnado chileno y español.</text:h>
      <text:p text:style-name="autors">Cerda Etchepare, Gamal, Pérez Wilson, Carlos Facultad de Educacióny Facultad de Matemáticas, Universidad de Concepción. Chile Aguilar Villagrán, Manuel Facultad de Educación, Universidad de Cádiz. España </text:p>
      <text:p text:style-name="centretreball">Facultad de Educación. Universidad de Concepción. Chile. </text:p>
      <text:p text:style-name="Standard"/>
      <text:p text:style-name="resum">Existen pocos estudios con niños hispano-hablantes de distintos países que aborden la evaluación de de los niveles de competencias matemáticas tempranas. Esta comunicación describe dichas evaluaciones de competencia matemática temprana (sentido numérico) en una muestra de 2490 niños y niñas chilenos y españoles con un rango de edad entre 4 y 8 años. Para la evaluación hemos empleado el Test de Evaluación Matemática Temprana Utrech (TEMT-U) que corresponde a una versión española del Utrecht Early Numeracy Test (Van Luit, Van de Rijt y Pennings, 1994), instrumento que evalúa la competencia general en matemática y componentes específicos. Los análisis realizados sobre los resultados permiten comparar el desempeño en el área matemática de estudiantes chilenos y españoles, encontrando un mismo patrón evolutivo, con algunas diferencias en los componentes matemáticos evaluados a favor de la muestra de niños chilenos en los grupos etáreos iniciales, sin embargo, las mismas desaparecen al final del período evaluado. Por otra parte, los análisis en relación con el género no muestran diferencias en ninguno de los componentes valorados. </text:p>
      <text:p text:style-name="keywords">Palabras clave: Competencia matemática temprana, educación infantil y primaria, género.</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Matemáticas con la Pizarra Digital</text:h>
      <text:p text:style-name="autors">Comas Roqueta, Joaquín ; Herrera Ponz, María Jesús</text:p>
      <text:p text:style-name="centretreball">IES Sierra Minera, La Unión – Murcia; IES Thiar, Pilar de la Horadada – Alicante</text:p>
      <text:p text:style-name="Standard"/>
      <text:p text:style-name="resum">En la mayoría de nuestros centros tenemos Pizarras Digitales Interactivas (PDI) en cualquiera de sus diferentes modelos. Desde hace varios años las estamos utilizando en nuestras clases de matemáticas y es por ello que presentamos nuestra experiencia en el aula con la pizarra digital así como la opinión de nuestros alumnos sobre ella. Mostramos la pizarra digital como una herramienta en nuestras clases, utilizándola tanto como pizarra convencional como digital según los momentos del proceso enseñanza aprendizaje, tanto como elemento motivador, como medio para presentar numerosos recursos que en una pizarra y aula convencional no podríamos. </text:p>
      <text:p text:style-name="keywords">Palabras clave: Pizarra Digital, Innovación, Herramienta, Motiv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Polinomios para todas las edades</text:h>
      <text:p text:style-name="autors">Cristina Montero Aneiros Covadonga Rodríguez-Moldes Rey</text:p>
      <text:p text:style-name="centretreball">IES Mugardos</text:p>
      <text:p text:style-name="Standard"/>
      <text:p text:style-name="resum">¿Se puede jugar con polinomios sin saber lo que es un polinomio?¿Se puede aprender a distinguir entre polinomio y ecuación a través de un juego? ¿Jugar con identidades notables puede ayudar a interiorizarlas? En esta comunicación describiremos la experiencia realizada con el alumnado del IES Mugardos en el Campeonato de Polinomios celebrado durante el curso académico 2012-2013 y a lo largo de otras catorce ediciones anteriores.</text:p>
      <text:p text:style-name="keywords">Palabras clave: Matemáticas, polinomios, juego, ecuaciones, equipo. </text:p>
      <text:p text:style-name="titolnuclis">Nucleos temáticos:</text:p>
      <text:p text:style-name="nuclis">V. Materiales y recursos en el aula de matemáticas</text:p>
      <text:p text:style-name="Standard"/>
      <text:p text:style-name="Standard"/>
      <text:p text:style-name="lloc"><text:soft-page-break/>Lugar pendiente de determinar</text:p>
      <text:h text:style-name="Heading_20_2" text:outline-level="2">GeoGebra y Moodle tienen el placer de comunicar su enlace matrimonial. ¡Os esperamos!</text:h>
      <text:p text:style-name="autors">David Obrador Sala Raül Fernández Hernández</text:p>
      <text:p text:style-name="centretreball">Departament d'Ensenyament de Catalunya</text:p>
      <text:p text:style-name="Standard"/>
      <text:p text:style-name="resum">En esta comunicación se presenta un módulo para Moodle que permite integrar construcciones de GeoGebra. Esto permite que mediante el navegador y sin salir del entorno Moodle, los alumnos realicen su actividad y la dejen lista para o bien retomarla más tarde o bien enviarla para su evaluación por parte del profesor. Se pueden generar actividades que incorporen aleatoriedad así como autoevaluación, permitiendo que cada estudiante que realice el ejercicio obtenga enunciados y situaciones diferentes, y además la puntuación se pueda calcular de manera automática.</text:p>
      <text:p text:style-name="keywords">Palabras clave: GeoGebra, Moodle, TIC, TAC, Geometría dinámica, Entornos virtuales de aprendizaje</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Herramientas para enTICecer el aprendizaje de las matemáticas</text:h>
      <text:p text:style-name="autors">de Benito Crosetti, Bárbara Reverte Lorenzo, Juan Manuel</text:p>
      <text:p text:style-name="centretreball">CESAG (Centro de Enseñanza Superior Alberta Giménez)</text:p>
      <text:p text:style-name="Standard"/>
      <text:p text:style-name="resum">Con el paso de los años el uso de las TIC está pasando de ser una herramienta de unos pocos entusiastas tecnólogos, a una herramienta demandada por unos estudiantes que las utilizan para su ocio. La pizarra, la tiza y los cuadernos han dejado paso a las pizarras digitales y los ordenadores en el aula, situando al docente en la necesidad de disponer de recursos didácticos apropiados para satisfacer el aprendizaje de sus alumnos. En este artículo se proponen y analizan dos recursos TIC para el aprendizaje de los contenidos formales de la asignatura de matemáticas y se indican algunas posibilidades para su uso por parte de los docentes.</text:p>
      <text:p text:style-name="keywords">Palabras clave: TIC, matemáticas, ixl, mangahigh, ambientes enriquecido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s batallas matemáticas rusas de San Petersburgo</text:h>
      <text:p text:style-name="autors">Dolores Ariza Cabrera</text:p>
      <text:p text:style-name="centretreball">IES CIUDAD DE HÉRCULES, CHICLANA DE LA FRA. CÁDIZ</text:p>
      <text:p text:style-name="Standard"/>
      <text:p text:style-name="resum">Los concursos rusos de matemáticas fue una de las experiencias que disfruté en el I Campamento Internacional de verano de Matemáticas “Formulo de Intregreco” que se celebró en San Petersburgo en Julio de 2012 en el Academic Gymnasium of St. Petersburg State University. Organizado por St. Petersburg State University conjuntamente con la Fundación Euler en colaboración con la Universidad de Sevilla, participaron estudiantes de Rusia, España, China y Croacia. Con estas actividades se consigue resolver problemas en un ambiente de equipo, presentando rigurosas demostraciones matemáticas en frente de un jurado.</text:p>
      <text:p text:style-name="keywords">Palabras clave: Concursos, retos, equipos, ponentes, oponentes, jurado.</text:p>
      <text:p text:style-name="titolnuclis">Nucleos temáticos:</text:p>
      <text:p text:style-name="nuclis">IV. Resolución de problemas</text:p>
      <text:p text:style-name="Standard"/>
      <text:p text:style-name="Standard"/>
      <text:p text:style-name="lloc">Lugar pendiente de determinar</text:p>
      <text:h text:style-name="Heading_20_2" text:outline-level="2">Televoto: estimulando la participación y la autoevaluación en la clase de Cálculo </text:h>
      <text:p text:style-name="autors">Estela Carbonell, M. Rosa Villalonga Pons, Joana</text:p>
      <text:p text:style-name="centretreball">Departament de Matemàtica Aplicada III. Universitat Politècnica de Catalunya. BarcelonaTech. RIMA. Grimath </text:p>
      <text:p text:style-name="Standard"/>
      <text:p text:style-name="resum">No es fácil que la mayoría de alumnos de una clase de matemáticas de un primer curso universitario exprese desinhibidamente su opinión ante una pregunta formulada, como tampoco es generalizado que los alumnos autoevalúen su aprendizaje o sepan hacerlo correctamente. En el presente artículo hablaremos del Televoto, un recurso utilizado en la asignatura de Cálculo del primer curso del Grado de Ingeniería Civil de la UPC que además de permitir al profesorado tener una idea general del nivel global de la clase, puede resultar una buena herramienta tanto para potenciar la participación del alumnado como para ayudarles a autoevaluarse.</text:p>
      <text:p text:style-name="keywords">Palabras clave: Cálculo, Recursos didácticos, Televoto, TIC. </text:p>
      <text:p text:style-name="titolnuclis">Nucleos temáticos:</text:p>
      <text:p text:style-name="nuclis">V. Materiales y recursos en el aula de matemáticas</text:p>
      <text:p text:style-name="Standard"/>
      <text:p text:style-name="Standard"/>
      <text:p text:style-name="lloc"><text:soft-page-break/>Lugar pendiente de determinar</text:p>
      <text:h text:style-name="Heading_20_2" text:outline-level="2">No entre aquí (en la universidad) quien no sea un autómata</text:h>
      <text:p text:style-name="autors">Félix Rodríguez-Díaz</text:p>
      <text:p text:style-name="centretreball"/>
      <text:p text:style-name="Standard"/>
      <text:p text:style-name="resum">Las características de las actividades de las pruebas de acceso a la universidad conforman el perfil del alumno deseado por las universidades. ¿Cuáles son esas características? Si dejamos al margen los cálculos y procedimientos mecánicos, que pueden ser efectuados por software CAS, ¿qué nivel de razonamiento exigen dichas pruebas de acceso? Tras analizar 144 actividades de las pruebas de acceso de una universidad, se ofrece una respuesta local a las cuestiones anteriores y se plantean algunas reflexiones para su debate.</text:p>
      <text:p text:style-name="keywords">Palabras clave: TIC, CAS, pruebas de acceso a la Universidad, Bachillerato, mecanicismo, contexto.</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Semanas de las matemáticas" y su valor educativo y divulgativo</text:h>
      <text:p text:style-name="autors">Fernando Blasco</text:p>
      <text:p text:style-name="centretreball">Universidad Politécnica de Madrid</text:p>
      <text:p text:style-name="Standard"/>
      <text:p text:style-name="resum">Con esta comunicación queremos proponer a los participantes en estas Jornadas la realización de un evento conjunto de popularización de las matemáticas, tomando como modelo la "Maths Week" irlandesa. En cuanto a impacto mediático, el concentrar actividades en todo el país en las mismas fechas, junto con la implicación de diferentes organismos, daría mucha más visibilidad a nuestra disciplina. Presentaremos el modelo irlandés porque no requiere una gran inversión, sino una reordenación del momento en el que se realizan las actividades. Del mismo modo como la FESPM instauró el "Día de las Matemáticas” pueden acumularse actividades que haciéndose de modo aislado perderían visibilidad. La comunicación se plantea como una exposición de casos de éxito en otros lugares y como declaración de intenciones</text:p>
      <text:p text:style-name="keywords">Palabras clave: Semana de las Matemáticas, Divulgación, Educación, Cultura, Sociedad</text:p>
      <text:p text:style-name="titolnuclis">Nucleos temáticos:</text:p>
      <text:p text:style-name="nuclis">VI. Conexiones y contextos</text:p>
      <text:p text:style-name="nuclis">VII. Comunicación y divulgación</text:p>
      <text:p text:style-name="Standard"/>
      <text:p text:style-name="Standard"/>
      <text:p text:style-name="lloc">Lugar pendiente de determinar</text:p>
      <text:h text:style-name="Heading_20_2" text:outline-level="2">Valoración de la idoneidad matemática de tareas</text:h>
      <text:p text:style-name="autors">font, vicenç adán, marta</text:p>
      <text:p text:style-name="centretreball">Universidad de Barcelona (Facultad de formación del profesorado)</text:p>
      <text:p text:style-name="Standard"/>
      <text:p text:style-name="resum">En este trabajo se explica el diseño e implementación de un ciclo formativo para investigar el desarrollo de la competencia en análisis didáctico en un proceso de formación dirigido a futuros profesores de matemáticas. En particular se focaliza en el estudio de indicadores teóricos que determinen la idoneidad de una tarea matemática y en el diseño de tareas dirigidas a los futuros profesores de matemáticas que permitan la emergencia de herramientas teóricas para la valoración de dicha idoneidad.</text:p>
      <text:p text:style-name="keywords">Palabras clave: competencia en análisis didáctico, formación de profesores, tareas, idoneidad epistémic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Fibonacci y el número áureo en primaria</text:h>
      <text:p text:style-name="autors">Francisca María Rodríguez Anglada</text:p>
      <text:p text:style-name="centretreball">CEIP PINTOR TORRENT (Ciutadella- Menorca)</text:p>
      <text:p text:style-name="Standard"/>
      <text:p text:style-name="resum">El trabajo está realizado con alumnos de 5º del CEIP Pintor Torrent de Ciutadella de Menorca. Es un proyecto de trabajo que intenta trabajar las matemáticas de manera contextualizada con el alumnado. Las actividades diseñadas resultaron muy atractivas para ellos. </text:p>
      <text:p text:style-name="keywords">Palabras clave: Fibonacci, interacción, inclusión, geometri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El placer de descubrir</text:h>
      <text:p text:style-name="autors">Francisco Maíz Jiménez José Luis Muñoz Casado</text:p>
      <text:p text:style-name="centretreball">IES Salvador Dalí. Madrid</text:p>
      <text:p text:style-name="Standard"/>
      <text:p text:style-name="resum">Una parte fundamental de las Matemáticas es la investigación y el descubrimiento de resultados por pequeños que sean, sin embargo, son los grandes olvidados en aras de cumplir con el currículo. A continuación vamos a analizar los distintos tipos de trabajos que se pueden solicitar al alumnado para promover la investigación. Dichos trabajos serán <text:soft-page-break/>considerados como proyectos en los que los alumnos podrán desarrollar los conocimientos adquiridos, investigar, plantear y comprobar hipótesis tanto de la propia asignatura como de otras. Veremos cómo encaminarnos hacia una educación basada en el descubrimiento. </text:p>
      <text:p text:style-name="keywords">Palabras clave: Metodología, investigación, descubrimiento, proyectos, geogebra</text:p>
      <text:p text:style-name="titolnuclis">Nucleos temáticos:</text:p>
      <text:p text:style-name="nuclis">III. Modelización y formalización</text:p>
      <text:p text:style-name="Standard"/>
      <text:p text:style-name="Standard"/>
      <text:p text:style-name="lloc">Lugar pendiente de determinar</text:p>
      <text:h text:style-name="Heading_20_2" text:outline-level="2">Errores y dificultades de aprendizaje en relación con el concepto de vector</text:h>
      <text:p text:style-name="autors">García Álvarez, Nuria Rodríguez-Muñiz, Luis J.</text:p>
      <text:p text:style-name="centretreball"/>
      <text:p text:style-name="Standard"/>
      <text:p text:style-name="resum">Nos planteamos la siguiente cuestión: ¿cuáles son los errores y dificultades que aparecen más habitualmente en el primer contacto del alumnado con el concepto de vector? Se pretende registrar y clasificar los errores y dificultades de aprendizaje del alumnado de 3º de ESO con los contenidos relativos a vectores en el plano. A partir de la experiencia realizada en un centro de secundaria en el curso 2012-2013 se concreta lo anterior en los siguientes objetivos: determinar los errores que el profesorado con experiencia en la materia identifica como más habituales en relación con las causas de los mismos, relacionar los errores encontrados con las deficiencias en objetivos de aprendizaje que el alumnado debería haber adquirido previamente y proponer cambios que introduzcan mejoras en este sentido.</text:p>
      <text:p text:style-name="keywords">Palabras clave: Causas, errores, vector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Juegos y Pasatiempos en clase de Matemáticas</text:h>
      <text:p text:style-name="autors">García Azcárate, Ana</text:p>
      <text:p text:style-name="centretreball">Grupo Azarquiel. Jubilada</text:p>
      <text:p text:style-name="Standard"/>
      <text:p text:style-name="resum">RESUMEN Desde hace mucho tiempo, utilizar materiales lúdicos me ha parecido un buen método para conseguir despertar el interés de los alumnos y alumnas de nuestras aulas. Con los juegos, además de motivar a los estudiantes e inducirles a participar activamente, se pueden trabajar todo tipo de contenidos matemáticos. Pero ¿dónde encontrar ejemplos de juegos para usar con mis alumnos? Presentamos aquí una recopilación de juegos y pasatiempos que se han ido utilizando en nuestras clases y que están disponibles para su descarga en Internet desde nuestro blog. Juegos de tablero, dominós, tarjetas de Bingo, barajas de cartas matemáticas, pasatiempos de todo tipo conforman un conjunto de materiales listo para llevar a las aulas. </text:p>
      <text:p text:style-name="keywords">Palabras clave: Juegos, pasatiempos, E.S.O., Primaria, motivación, refuerz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studio de la variación de funciones económicas con GeoGebra.</text:h>
      <text:p text:style-name="autors">Germán Arbiol Oliver</text:p>
      <text:p text:style-name="centretreball">Universidad de Lleida</text:p>
      <text:p text:style-name="Standard"/>
      <text:p text:style-name="resum">Se presenta una aplicación web para estudiar las variaciones de funciones económicas: coste, beneficio, ingreso. Mediante la construcción i manipulación de ventanas interactivas de GeoGebra. La interacción guiada alumno- GeoGebra, puede mejorar la comprensión del concepto de función económica marginal mediante la interpretación geométrica del concepto matemático de derivada con el que está relacionado. La aplicación se ha utilizado en la asignatura de Matemáticas del Grado de ADE de la UdL, Se muestra la valoración que el alumnado ha hecho del proceso de aprendizaje.</text:p>
      <text:p text:style-name="keywords">Palabras clave: Coste Marginal, Beneficio Marginal, GeoGebr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Aprendiendo matemáticas con dispositivos móviles</text:h>
      <text:p text:style-name="autors">Gibert Ceballos, María Medina Molina, Juan</text:p>
      <text:p text:style-name="centretreball">Fundación CSEV; Universidad Politécnica de Cartagena</text:p>
      <text:p text:style-name="Standard"/>
      <text:p text:style-name="resum">Las tendencias actuales muestran un incremento del consumo de información y entretenimiento en soportes digitales. En este trabajo presentamos dos aplicaciones que hemos desarrollado para dispositivos móviles en <text:soft-page-break/>colaboración con la Fundación CSEV: la app de lasmatematicas.es y la Apli para el aprendizaje de matrices.</text:p>
      <text:p text:style-name="keywords">Palabras clave: App, apli,matemáticas dispositivos móviles, tablet, vídeos, matric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studio de evaluación de la comprensión de la aleatoriedad por futuros profesores</text:h>
      <text:p text:style-name="autors">Gómez, E. ; Serrano, L. ; Batanero, C. ; Contreras, J. M</text:p>
      <text:p text:style-name="centretreball">Facultad de Educación y Humanidades de Melilla</text:p>
      <text:p text:style-name="Standard"/>
      <text:p text:style-name="resum">En este trabajo se analizan las respuestas abiertas a un problema utilizado en las investigaciones sobre percepción subjetiva de la aleatoriedad. Los resultados muestran una mezcla de concepciones correctas e incorrectas, algunas de las cuáles son paralelas a las que el concepto de aleatoriedad ha recibido a lo largo de su historia. El formador de profesores podría partir de estas concepciones y hacerlas progresar para que los futuros profesores adquieran un significado completo del concepto, que les capacite para su futura labor docente.</text:p>
      <text:p text:style-name="keywords">Palabras clave: Formación de profesores, aleatoriedad, evaluación de concepcion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La evaluación como recurso de la formación por competencias</text:h>
      <text:p text:style-name="autors">Guzner, Claudia</text:p>
      <text:p text:style-name="centretreball">Universidad Tecnológica Nacional; Universidad Nacional de Cuyo</text:p>
      <text:p text:style-name="Standard"/>
      <text:p text:style-name="resum">La situación en materia de formación docente resulta preocupante. En relación con la naturaleza del problema, se observa que no se ha producido una reconceptualización de los procesos de enseñanza, de forma tal que se adecuen a los nuevos paradigmas. Este trabajo aborda la temática de la evaluación didáctica en la formación docente, desde los supuestos epistemológicos que están presentes en su puesta en acto. La intención es encontrar una entrada posible que permita abordar la problemática de los propósitos de la evaluación, elección de instrumentos y formas de calificación, para caracterizar las prácticas docentes subyacentes y vincular con el enfoque basado en competencias.</text:p>
      <text:p text:style-name="keywords">Palabras clave: Formación, competencias, evaluación.</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Reconstrucción del espacio en Las Meninas</text:h>
      <text:p text:style-name="autors">Hernando Pérez, Jesús</text:p>
      <text:p text:style-name="centretreball">IES Los Castillos-Alcorcón (Madrid)</text:p>
      <text:p text:style-name="Standard"/>
      <text:p text:style-name="resum">Decía Capi Corrales en Zaragoza durante unas jornadas divulgativas denominadas Matemática Vital que "con la pintura es más fácil hacer entender las matemáticas" y aludía después precisamente a las Meninas como contexto para su aprendizaje. Por medio de la perspectiva cónica y usando como DGS Geogebra presentaremos, en la línea de intervención didáctica ya iniciada en las JAEM de Gijón (2011) una nueva aproximación a la reconstrucción y dimensionado del espacio euclídeo donde tiene lugar la escena percibiendo, en el camino, muchas matemáticas.</text:p>
      <text:p text:style-name="keywords">Palabras clave: Contextos, matemáticas, DGS, pintura, perspectiva cónica</text:p>
      <text:p text:style-name="titolnuclis">Nucleos temáticos:</text:p>
      <text:p text:style-name="nuclis">VI. Conexiones y contextos</text:p>
      <text:p text:style-name="Standard"/>
      <text:p text:style-name="Standard"/>
      <text:p text:style-name="lloc">Lugar pendiente de determinar</text:p>
      <text:h text:style-name="Heading_20_2" text:outline-level="2">Las matemáticas en días especiales</text:h>
      <text:p text:style-name="autors">Isabel Antúnez Anna Rodríguez Dolors Rubirola</text:p>
      <text:p text:style-name="centretreball">Escola Torres Jonama, Mont-ras (Girona); Escola FEDAC Sant Narcís, Girona, Escola L’Estació, Sant Feliu de Guíxols (Girona)</text:p>
      <text:p text:style-name="Standard"/>
      <text:p text:style-name="resum">En todos los centros educativos realizamos actividades con el alumnado en momentos especiales: sorteo de la Champions League, Día Escolar de las Matemáticas, día de la fruta, Semana de la Ciencia, una excursión, la adquisición de un material... y no siempre somos conscientes de la gran cantidad de aspectos matemáticos que podemos trabajar. En esta comunicación pretendemos mostrar algunos ejemplos de actividades de este tipo realizadas con nuestros alumnos de Educación Infantil y Primaria y analizar la conveniencia de tenerlas en cuenta y de incorporarlas a nuestra programación de aula, saliendo de la rutina y funcionamiento diario. Es una manera divertida y motivadora para aplicar los conocimientos adquiridos o para aprender de nuevos.</text:p>
      <text:p text:style-name="keywords">Palabras clave: infantil, primaria, días especiales, conmemoraciones, talleres, festividades</text:p>
      <text:p text:style-name="titolnuclis"><text:soft-page-break/>Nucleos temáticos:</text:p>
      <text:p text:style-name="nuclis">I. Infantil y Primaria: ahí empieza todo</text:p>
      <text:p text:style-name="nuclis">VI. Conexiones y contextos</text:p>
      <text:p text:style-name="Standard"/>
      <text:p text:style-name="Standard"/>
      <text:p text:style-name="lloc">Lugar pendiente de determinar</text:p>
      <text:h text:style-name="Heading_20_2" text:outline-level="2">Una experiencia de asesoramiento en matemáticas en un centro de educación infantil y primaria</text:h>
      <text:p text:style-name="autors">Isabel Sellas Ayats; Victor Grau Torre-Marin; Sònia Esteve Frigola; Pau Casañas Xuriach</text:p>
      <text:p text:style-name="centretreball">Universitat de Vic</text:p>
      <text:p text:style-name="Standard"/>
      <text:p text:style-name="resum">A continuación se describe el proceso de asesoramiento sobre cálculo mental a un grupo de profesores y profesoras de una escuela pública de Manlleu. El objetivo principal de dicho asesoramiento es mejorar las estrategias de cálculo mental del alumnado. Hemos incluido en esta comunicación cuáles fueron los objetivos y el planteamiento del asesoramiento, así como la información relativa a cuáles deberían ser los contenidos elementales de numeración y cálculo que necesitan los alumnos para desarrollar estrategias de cálculo mental que se deberían adquirir a lo largo de toda la educación primaria, los materiales y actividades usados así como la puesta en práctica de las mismas y las reflexiones del proceso llevado a cabo.</text:p>
      <text:p text:style-name="keywords">Palabras clave: Cálculo mental, desarrollo profesional, formación permanente, conocimiento matemático, creencia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Qué evaluamos en la Resolución de Problemas de Matemáticas?</text:h>
      <text:p text:style-name="autors">Janeth A. Cárdenas L.; Lorenzo, J. Blanco Nieto; Rosa Gómez del Amo; María del Rocío Álvarez E.</text:p>
      <text:p text:style-name="centretreball">Universidad de Extremadura</text:p>
      <text:p text:style-name="Standard"/>
      <text:p text:style-name="resum">La resolución de problemas es considerado en el currículo de matemáticas como uno de los objetivos de enseñanza/aprendizaje. En sí misma se encuentran inscritas: la comprensión el problema, el establecer relaciones entre los datos dados, el seleccionar e implementar recursos apropiados, el formular hipótesis, entre otras acciones que contribuyen al éxito en la solución de un problema. Dichos aspectos no son comúnmente evaluados. En esta comunicación presentamos parte de una investigación más amplia que indaga por las concepciones, creencias y prácticas de los profesores de matemáticas de secundaria y bachillerato cuando evalúan la resolución de problemas. </text:p>
      <text:p text:style-name="keywords">Palabras clave: Evaluación del aprendizaje, resolución de problemas, profesores de secundaria y bachillerato, currículo de matemática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Wiris on line: Matemáticas para la diversidad</text:h>
      <text:p text:style-name="autors">Jesús Hernando Pérez </text:p>
      <text:p text:style-name="centretreball">IES Los Castillos– Alcorcón</text:p>
      <text:p text:style-name="Standard"/>
      <text:p text:style-name="resum">La heterogeneidad del alumnado en ESO hace que el uso de herramientas TIC en la clase de matemáticas deba adecuarse a la diversificación curricular de los mismos, sean alumnos de apoyo, compensatoria, grupos de diversificación o ACNES. A veces esto no es fácil con muchas de las aplicaciones TIC habituales en las aulas, que presentan un cierto grado de complejidad en su aprendizaje. Wiris reúne todas las características para ser una “buena herramienta”: Es de sencillo manejo, on line y presenta los niveles de Primaria y Secundaria en la misma aplicación. Esto hace que sea válida tanto para profesores de Matemáticas como para los de Ámbito Científico Tecnológico, los del Dpto de Orientación o los propios maestros de Primaria. </text:p>
      <text:p text:style-name="keywords">Palabras clave: Matemáticas, Wiris, TIC, Adaptación curricular.</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o que no sabes de Pitágoras</text:h>
      <text:p text:style-name="autors">José Abraham de la Fuente Pérez Javier Moreno Almeida</text:p>
      <text:p text:style-name="centretreball">Casa del Roure (Oak House School)</text:p>
      <text:p text:style-name="Standard"/>
      <text:p text:style-name="resum">Seguro que si oyes el nombre de Pitágoras lo primero que vas a hacer es pensar en su famoso teorema. Es posible incluso que entones alguna cantinela para decir: "la suma de los catetos al cuadrado de un triángulo rectángulo es el cuadrado de la hipotenusa..." o algo similar. En esta comunicación queremos mostrar otro de los descubrimientos de Pitágoras: la relación entre las matemáticas y la música. Veremos la relación entre longitud y frecuencia, y también tres escalas musicales, una de ellas propiedad intelectual del propio Pitágoras. Desde luego lo suyo eran las cantinelas.</text:p>
      <text:p text:style-name="keywords">Palabras clave: Pitágoras, Escala musical, Proporción directa, Proporción Inversa</text:p>
      <text:p text:style-name="titolnuclis"><text:soft-page-break/>Nucleos temáticos:</text:p>
      <text:p text:style-name="nuclis">V. Materiales y recursos en el aula de matemáticas</text:p>
      <text:p text:style-name="nuclis">VI. Conexiones y contextos</text:p>
      <text:p text:style-name="Standard"/>
      <text:p text:style-name="Standard"/>
      <text:p text:style-name="lloc">Lugar pendiente de determinar</text:p>
      <text:h text:style-name="Heading_20_2" text:outline-level="2">Adaptación del “bingo matemático” y de “la copa de los enteros” a la enseñanza universitaria</text:h>
      <text:p text:style-name="autors">José Antonio Herencia González</text:p>
      <text:p text:style-name="centretreball">Universidad de Córdoba</text:p>
      <text:p text:style-name="Standard"/>
      <text:p text:style-name="resum">El uso de juegos variados en las clases de Matemáticas de enseñanza primaria y secundaria es bien conocido y reconocido por sus ventajas pedagógicas. Considerando las nuevas condiciones establecidas por el sistema de créditos ECTS (comúnmente conocido como “plan Bolonia”) en la enseñanza universitaria, el autor ha adaptado a este nivel dos de tales juegos: el “bingo matemático” (de uso más extendido) y “la copa de los enteros” (menos divulgado). Aquí se describen ambas adaptaciones, incluyendo ciertas recomendaciones sobre su desarrollo en el aula y algunos ejemplos concretos practicados en clase.</text:p>
      <text:p text:style-name="keywords">Palabras clave: cálculos, motivación, versatilidad, cooperación, competición, azar.</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Programación Lineal com GeoGebra</text:h>
      <text:p text:style-name="autors">José Manuel Dos Santos Dos Santos</text:p>
      <text:p text:style-name="centretreball">Escola Secundária D. Afonso Sanches</text:p>
      <text:p text:style-name="Standard"/>
      <text:p text:style-name="resum">Una de las potencialidades del GeoGebra, Beta a partir de febrero de 2011, es el trabajo con condiciones, permitiendo gráficos asociados a dominios planos, la resolución gráfica y analítica de sistemas de ecuaciones. Así, uno de los temas que puede ser tratado, con GeoGebra, es la resolución de problemas de programación lineal, con ventajas para la enseñanza y el aprendizaje en matemáticas. Se ilustrará, en el taller, ejemplos de problemas de programación lineal, utilizados en clases de profesional y secundaria, usando el GeoGebra. Todavía, la Vista Gráfica 3D se utilizará para justificar parte de los procesos necesarios al método de programación lineal en 2D.</text:p>
      <text:p text:style-name="keywords">Palabras clave: GeoGebra, Programación Lineal, Condiciones Planas, Sistemas</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Introducción manipulatica a las ecuaciones</text:h>
      <text:p text:style-name="autors">Jose Manuel VidalGonzález</text:p>
      <text:p text:style-name="centretreball">Sociedad Canaria Isaac Newton</text:p>
      <text:p text:style-name="Standard"/>
      <text:p text:style-name="resum">La resolución de ecuaciones suele tratarse como un procedimiento abstracto que requiere una capacidad de abstracción que muchos alumnos aún no han adquirido, recurriendo también en la mayoría de la ocasiones a trucos con más prestidigitación que razonamiento, más mágicos que lógicos y en mi opinión, si a la matemática se le hurta la lógica pierde su razón de ser. Este taller presenta una situación problemática apoyada con materiales que se modeliza con ecuaciones de primer grado, en la que se evidencia la esencia de las mismas y la lógica de su tratamiento. Tratamos de conseguir una situación contextualizada en la que la simbología y la sintaxis del lenguaje algebraico tenga significación.</text:p>
      <text:p text:style-name="keywords">Palabras clave: Ecuaciones, algebra, materiales, manipulación.</text:p>
      <text:p text:style-name="titolnuclis">Nucleos temáticos:</text:p>
      <text:p text:style-name="nuclis">III. Modelización y formalización</text:p>
      <text:p text:style-name="nuclis">V. Materiales y recursos en el aula de matemáticas</text:p>
      <text:p text:style-name="Standard"/>
      <text:p text:style-name="Standard"/>
      <text:p text:style-name="lloc">Lugar pendiente de determinar</text:p>
      <text:h text:style-name="Heading_20_2" text:outline-level="2">Las Matemáticas de al-Ándalus para una clase de E.S.O.</text:h>
      <text:p text:style-name="autors">Juan Martínez-Tébar Giménez</text:p>
      <text:p text:style-name="centretreball">IESO Cinxella Chinchilla de Montearagón (Albacete)</text:p>
      <text:p text:style-name="Standard"/>
      <text:p text:style-name="resum">La historia de las Matemáticas no aparece de forma habitual en las clases de secundaria y lo que es más raro todavía con protagonistas sean españoles En esta comunicación se hace un breve recorrido por el periodo mas floreciente de las matemáticas en la historia de España, unas pinceladas biográficas de Maslama el madrileño y el toledano Azarquiel así como algunas ideas y recursos para presentarlo en una clase de secundaria obligatoria</text:p>
      <text:p text:style-name="keywords">Palabras clave: Historia, al-Ándalus, recursos, Secundaria</text:p>
      <text:p text:style-name="titolnuclis">Nucleos temáticos:</text:p>
      <text:p text:style-name="nuclis">V. Materiales y recursos en el aula de matemáticas</text:p>
      <text:p text:style-name="Standard"/>
      <text:p text:style-name="Standard"/>
      <text:p text:style-name="lloc"><text:soft-page-break/>Lugar pendiente de determinar</text:p>
      <text:h text:style-name="Heading_20_2" text:outline-level="2">Incorporando las nuevas tecnologías a la labor docente. Internet, el aula global</text:h>
      <text:p text:style-name="autors">Juan Medina Molina</text:p>
      <text:p text:style-name="centretreball">Universidad Politécnica de Cartagena</text:p>
      <text:p text:style-name="Standard"/>
      <text:p text:style-name="resum">En esta presentación hablaremos sobre nuestro proyecto lasmatematicas.es sobre vídeos docentes, de sus orígenes y sus cifras, de cómo generamos nuestro material y como usamos las redes sociales para interactuar con los usuarios. Además, hablaremos de los contenidos en la red y de lo que algunos ya califican como la Educación del futuro, los MOOCS, cursos masivos online y abiertos, y nuestra experiencia con la participación en la plataforma Miriadax. </text:p>
      <text:p text:style-name="keywords">Palabras clave: Vídeos, internet, Flip Teaching, redes sociales, gratis, Mooc</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nerador de Colecciones de Problemas a partir de Patrones Paramétricos</text:h>
      <text:p text:style-name="autors">Julián Sánchez Albalá</text:p>
      <text:p text:style-name="centretreball">IES Alagón, Coria(CC)</text:p>
      <text:p text:style-name="Standard"/>
      <text:p text:style-name="resum">Se trata de una sencilla herramienta construida sobre una pequeña aplicación web que permite elaborar colecciones de patrones de ejercicios y problemas de Matemáticas, que se empleará en la generación automática de colecciones de ellos para su uso en el aula (por ejemplo, en exámenes personalizados) o como tareas escolares fuera de ella. Esta planteada como “sopa da pedra” (prototipo) para que cualquiera, con algún conocimiento de las distintas técnicas que se utilizan en el desarrollo web, pueda aportar sus “condimentos” a la olla común.</text:p>
      <text:p text:style-name="keywords">Palabras clave: Problemas, herramienta, web, patrones, paramétrico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máticas con sabor a juego: una forma diferente de aprender</text:h>
      <text:p text:style-name="autors">Laura Muñiz-Rodríguez; Pedro Alonso; Luis J. Rodríguez-Muñiz</text:p>
      <text:p text:style-name="centretreball"/>
      <text:p text:style-name="Standard"/>
      <text:p text:style-name="resum">El proceso de aprendizaje de las matemáticas puede ser una experiencia motivadora si lo basamos en actividades constructivas y lúdicas. El uso de los juegos en la educación matemática es una estrategia que permite adquirir conocimientos de una manera divertida y atractiva para los alumnos. Con el fin de llevar a la práctica este método de enseñanza, durante el curso 2012-2013, se ha llevado a cabo, con alumnos de primer curso de Educación Secundaria Obligatoria, una experiencia basada en el aprendizaje y enseñanza de las matemáticas a través del juego En este trabajo se presentan los objetivos que se pretende que los alumnos alcancen, así como los recursos, secuenciación y descripción de las sesiones necesarias para ello. Además, también se describen los criterios e instrumentos de evaluación que se van a utilizar para valorar el grado de aprendizaje.</text:p>
      <text:p text:style-name="keywords">Palabras clave: Aprendizaje; Juego; Matemática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s actividades con materiales en el marco del máster de formación del profesorado</text:h>
      <text:p text:style-name="autors">López Beltran, Mireia ; Miralles de I. Llobet, Joan</text:p>
      <text:p text:style-name="centretreball">Universitat Pompeu Fabra</text:p>
      <text:p text:style-name="Standard"/>
      <text:p text:style-name="resum">En esta ponencia presentamos el trabajo que realizamos en el Máster de Formación del Profesorado de Secundaria UPF-UOC, en la especialidad de matemáticas. En concreto, nos centraremos en los contenidos del Análisis correspondiente a las materias del Máster de Complementos de Formación Disciplinar y Enseñanza y Aprendizaje de las Matemática que impartimos los autores. De entre las actividades realizadas en esta última materia hemos seleccionado aquéllas que involucran el trabajo con materiales</text:p>
      <text:p text:style-name="keywords">Palabras clave: Máster, formación del profesorado, funciones, análisis, material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Les matemàtiques com a recurs de dinamització i ambientació escolar</text:h>
      <text:p text:style-name="autors">López Serentill, Paula Calabuig Serra, Teresa</text:p>
      <text:p text:style-name="centretreball">Universitat de Girona</text:p>
      <text:p text:style-name="Standard"/>
      <text:p text:style-name="resum">Poques vegades s’utilitzen les matemàtiques com a recurs de dinamització i ambientació escolar. En les <text:soft-page-break/>activitats escolars i extraescolars com les festes típiques de les escoles, s’organitzen moltes activitats dirigides a dinamitzar els estudiants i altres membres de la comunitat escolar. Es fan, per exemple, jornades i tallers però poques vegades des d’una vessant matemàtica, aprofitant aquests moments per poder apropar als estudiants una visió de les matemàtiques més lúdica i dinàmica. A continuació es presenten algunes idees i iniciatives que permeten crear un ambient favorable cap a les matemàtiques i disposar de recursos per a la dinamització i ambientació escolar a partir d’aquesta disciplina.</text:p>
      <text:p text:style-name="keywords">Palabras clave: Dinamització escolar, matemàtiques lúdiques, primària, infantil, recursos matemàtics, formació de mestre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Resolución de problemas aritméticos elementales: expectativas y resultados.</text:h>
      <text:p text:style-name="autors">Luis M. Casas García; Ricardo Luengo González; Jose L. Ramos Sánchez; Jose Luis Torres Carvalho</text:p>
      <text:p text:style-name="centretreball">Facultad de Educación. Universidad de Extremadura</text:p>
      <text:p text:style-name="Standard"/>
      <text:p text:style-name="resum">En este trabajo presentamos una investigación desarrollada con 1420 alumnos y 66 profesores de los cursos 5º y 6º de Primaria y 1º de E.S.O., de centros docentes públicos y privados en Extremadura. El objetivo de la investigación fue conocer la relación entre las expectativas de los profesores y los resultados obtenidos por los alumnos en la resolución de problemas. Los resultados muestran que existe relación entre ambos factores, y que hay diferencias entre las expectativas de los profesores en función del grupo al que pertenecen los alumnos, aunque no las hay en función del género. </text:p>
      <text:p text:style-name="keywords">Palabras clave: Profesores, expectativas, resolución, problemas, grupos, género.</text:p>
      <text:p text:style-name="titolnuclis">Nucleos temáticos:</text:p>
      <text:p text:style-name="nuclis">II. Didáctica y formación del profesorado</text:p>
      <text:p text:style-name="nuclis">IV. Resolución de problemas</text:p>
      <text:p text:style-name="Standard"/>
      <text:p text:style-name="Standard"/>
      <text:p text:style-name="lloc">Lugar pendiente de determinar</text:p>
      <text:h text:style-name="Heading_20_2" text:outline-level="2">¿Qué evalúan los profesores? Un ejemplo de Álgebra en la ESO </text:h>
      <text:p text:style-name="autors">Mª del Rocío Álvarez Esteban; Janeth Cárdenas L.; Lorenzo J. Blanco Nieto.</text:p>
      <text:p text:style-name="centretreball">Centro Universitario Santa Ana</text:p>
      <text:p text:style-name="Standard"/>
      <text:p text:style-name="resum">El trabajo está centrado en la evaluación, como un organizador del currículo que consideramos poco investigado y cuyo desarrollo en el aula ha cambiado muy poco en la educación matemática. Se ha escogido el álgebra al ser un tema importante en secundaria. Se comienza analizando el estado actual de la cuestión y se desglosa el currículo actual, para analizar la coherencia de sus criterios de evaluación en relación con sus contenidos. Se ha entrevistado a tres profesores de matemáticas de secundaria para profundizar en sus perspectivas sobre la evaluación y analizado sus exámenes para estudiar el tipo de preguntas y la forma de corregirlos.</text:p>
      <text:p text:style-name="keywords">Palabras clave: Evaluación, algebra, secundaria, exámen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Iniciación a la modelización. Actividades desencadenantes y su gestión en el aula</text:h>
      <text:p text:style-name="autors">Manel Sol</text:p>
      <text:p text:style-name="centretreball">Ins Vilatzara y UB</text:p>
      <text:p text:style-name="Standard"/>
      <text:p text:style-name="resum">La modelización matemática aparece en los curricula pero se trabaja poco en el aula. Esta comunicación tiene tres partes. En la primera se hace una revisión breve de la situación. En la segunda se proponen algunos ejemplos de actividades que desencadenan procesos de modeliación. Como en los proyectos estan basadas en situacioones reales, pero se diferencian de estos en que son más breves. En la tercera se proponen pautas de actuación para facilitar al profesorado su implementación en el aula. </text:p>
      <text:p text:style-name="keywords">Palabras clave: Modelización, contexto, aplicación, realista, profesor</text:p>
      <text:p text:style-name="titolnuclis">Nucleos temáticos:</text:p>
      <text:p text:style-name="nuclis">III. Modelización y formalización</text:p>
      <text:p text:style-name="Standard"/>
      <text:p text:style-name="Standard"/>
      <text:p text:style-name="lloc">Lugar pendiente de determinar</text:p>
      <text:h text:style-name="Heading_20_2" text:outline-level="2">Álgebra y dependencia funcional en la ESO: Una propuesta para subir el nivel competencial de todos los alumnos</text:h>
      <text:p text:style-name="autors">Manel Sol, Xavier Vilella</text:p>
      <text:p text:style-name="centretreball">Ins Vilatzara</text:p>
      <text:p text:style-name="Standard"/>
      <text:p text:style-name="resum">Presentamos una secuencia de una unidad didáctica de álgebra a nivel de 2n de ESO elaborada por el grup Vilatzara del ICE de la UAB. La llevamos aplicando <text:soft-page-break/>desde hace años obteniendo buenos resultados en el desarrollo de las competencias y la inclusión de todos los alumnos. Se basa en un contexto potente y muy próximo al alumno combinando fases de contextualización y fases de estructuración. En anteriores ediciones de las JAEM ya se presentó algunos aspectos de la secuencia. Ahora se presenta completa</text:p>
      <text:p text:style-name="keywords">Palabras clave: Álgebra, dependencia funcional, contexto, inclusión, secundaria</text:p>
      <text:p text:style-name="titolnuclis">Nucleos temáticos:</text:p>
      <text:p text:style-name="Standard"/>
      <text:p text:style-name="Standard"/>
      <text:p text:style-name="lloc">Lugar pendiente de determinar</text:p>
      <text:h text:style-name="Heading_20_2" text:outline-level="2">Descubrimos el espacio y las formas a través de la fotografía matemática </text:h>
      <text:p text:style-name="autors">Manrique Ortega, Anna </text:p>
      <text:p text:style-name="centretreball">Escoles Fonlladosa – Malgrat de Mar (Barcelona)</text:p>
      <text:p text:style-name="Standard"/>
      <text:p text:style-name="resum">¿Qué podemos obtener a través de la fotografía matemática? Esta comunicación muestra una experiencia con alumnos de primero de primaria, a quienes se les propuso estudiar el espacio y las formas a través de una presentación de fotografías matemáticas elaboradas y expuestas por alumnos de cuarto curso de la ESO. A lo largo de las diversas sesiones, se fomenta la enseñanza y el aprendizaje matemático en torno al estudio de figuras planas y cuerpos con volumen, a través de la interacción en entornos colaborativos, en base a la participación y a la argumentación desarrollada en el aula de matemáticas.</text:p>
      <text:p text:style-name="keywords">Palabras clave: Aprendizaje matemático, fotografía matemática, entorno de colaboración, interacción social, prácticas argumentativas, participación en el aul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Diferencias en estrategias de cálculo escrito y mental al finalizar el segundo ciclo de Educación Primaria</text:h>
      <text:p text:style-name="autors">Manuel Aguilar Villagrán; Estíbaliz Aragón Mendizabal; Ana Isabel Navarro Aragón; Antonio Araujo Hoyos; José I. Navarro Guzmán. </text:p>
      <text:p text:style-name="centretreball">Facultad de Ciencias de la Educación. Universidad de Cádiz.</text:p>
      <text:p text:style-name="Standard"/>
      <text:p text:style-name="resum">La pericia con el cálculo mental, pensado o reflexivo representa una dimensión primordial en el conocimiento matemático. En este trabajo nos planteamos conocer el rendimiento en cálculo mental al terminar el segundo ciclo de educación primaria y establecer si existen diferencias de desempeño entre el cálculo escrito y el cálculo mental. Para ello evaluamos en una muestra de 145 alumnos que terminaban el segundo ciclo de la educación primaria (4º curso) el rendimiento en cálculo escrito y mental. Un total de 20 operaciones aritméticas les fueron propuestas de forma escrita y, tras un intervalo de tiempo, las mismas operaciones eran propuestas para realizarlas de forma mental. Los análisis muestran las diferencias marcadas entre el cálculo escrito y mental y la falta de estrategias de cálculo pensado que ya deberían estar presentes al terminar el segundo ciclo de la educación primaria.</text:p>
      <text:p text:style-name="keywords">Palabras clave: Cálculo escrito, cálculo mental, segundo ciclo de educación primari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Algunas reflexiones sobre la didáctica de la Resolución de Problemas Matemáticos</text:h>
      <text:p text:style-name="autors">Manuel Alcalde Esteban; Gil Lorenzo Valentín; Inmaculada C. Pérez Serrano; María Sandra Peris Diago; Laura Peydró Pons; María Santágueda Villanueva; Juan Serrano Mata y Rafael Simó Sancho</text:p>
      <text:p text:style-name="centretreball">Facultat de Ciències Humanes i Socials, Universitat Jaume I, Castelló de la Plana</text:p>
      <text:p text:style-name="Standard"/>
      <text:p text:style-name="resum">Nuestra aportación pretende mostrar la reflexión de los profesores del Área de Didáctica de la Matemática de la Universitat Jaume I, alrededor de la Resolución de Problemas Matemáticos en nuestras clases de Grado en Maestro/a de Educación Primaria, adoptando un modelo con cuatro fases para resolverlos e introduciendo como novedad algunas subfases. A partir de la observación del estado de esta cuestión en la actualidad, justificamos su utilidad desde la legislación vigente y desde los textos que se usan en las edades escolares. Por último se exponen dos ejemplos de problemas resueltos a dos niveles, Primaria y Grado en Maestro/a.</text:p>
      <text:p text:style-name="keywords">Palabras clave: Problemas, resolución, fases, didáctica, matemáticas, maestros.</text:p>
      <text:p text:style-name="titolnuclis">Nucleos temáticos:</text:p>
      <text:p text:style-name="nuclis">II. Didáctica y formación del profesorado</text:p>
      <text:p text:style-name="Standard"/>
      <text:p text:style-name="Standard"/>
      <text:p text:style-name="lloc"><text:soft-page-break/>Lugar pendiente de determinar</text:p>
      <text:h text:style-name="Heading_20_2" text:outline-level="2">Propuesta de trabajo con bases numéricas</text:h>
      <text:p text:style-name="autors">Marco Jácome Guzmán</text:p>
      <text:p text:style-name="centretreball">Universidad de Cuenca - Ecuador</text:p>
      <text:p text:style-name="Standard"/>
      <text:p text:style-name="resum">La experiencia que presentamos forma parte del currículo de la formación de profesores de matemática de Ecuador. Buscamos que el futuro docente domine la aritmética de otras bases, su lógica de operación y unas cuantas aplicaciones. Cualquier número puede ser cambiado a una base distinta estableciendo una lógica diferente que evita el pensamiento lineal, desarrolla el creativo y acerca a los profesores en formación a la evolución histórica del sistema numérico. Al añadir material didáctico como el ábaco en su aprendizaje para luego simbolizarlo con lápiz y papel, las posibilidades de generar formas de pensamiento creativo se potencian aún más.</text:p>
      <text:p text:style-name="keywords">Palabras clave: Bases, lógica, aritmética, operaciones, pensamiento, profesores</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La traza oculta de un proyecto</text:h>
      <text:p text:style-name="autors">María Jesús Casado Barrio Paula López Casado</text:p>
      <text:p text:style-name="centretreball">I.E.S FCO. DAVIÑA REY</text:p>
      <text:p text:style-name="Standard"/>
      <text:p text:style-name="resum">RESUMEN ¿Qué hay detrás de un proyecto? El aprendizaje por proyectos es un modelo de enseñanza que requiere un alto grado de implicación por parte del alumnado y del profesorado. En la red encontramos suficiente material para empezar la tarea, pero no abundan los análisis de las fases por las que la mente del profesor que lo coordina debe pasar para poder organizarlo y llevarlo a cabo. Presentamos en esta comunicación un guión de estas fases elaborado a partir del trabajo que durante el presente curso 2012-2013 realizamos en nuestro Instituto. Se trata de un proyecto interdisciplinar enmarcado dentro del "Plan Proxecta" de la Consellería de Cultura, Educación e O.U., del que hemos extraído la parte correspondiente a la materia de matemáticas pero sin olvidar el proyecto global, "Campaña publicitaria da Comarca de Lemos". </text:p>
      <text:p text:style-name="keywords">Palabras clave: proyecto; "Plan Proxecta"</text:p>
      <text:p text:style-name="titolnuclis">Nucleos temáticos:</text:p>
      <text:p text:style-name="Standard"/>
      <text:p text:style-name="Standard"/>
      <text:p text:style-name="lloc">Lugar pendiente de determinar</text:p>
      <text:h text:style-name="Heading_20_2" text:outline-level="2">Usando Geogebra para conjeturar en la escuela media</text:h>
      <text:p text:style-name="autors">Maria Laura Aliaga; Stella Nora Gatica; Graciela Echevarria: Karina Olguin; Marcela Baracco</text:p>
      <text:p text:style-name="centretreball">Universidad Nacional de San Luis - Argentina</text:p>
      <text:p text:style-name="Standard"/>
      <text:p text:style-name="resum">Con el uso de las nuevas tecnologías los docentes debemos programar actividades innovadoras aprovechando esta herramienta, por ejemplo, para la búsqueda de patrones, conjeturas y demostraciones sencillas En el siguiente trabajo compartimos una experiencia que se realizó con alumnos de la escuela media. La misma se desarrolló primeramente con material concreto: el Tangram, que sirvió para que los alumnos estudiaran propiedades de triángulos y cuadriláteros de una forma diferente. El objetivo final fue, utilizando el Geogebra, orientar a los alumnos hacia la conjetura y la demostración visual del Teorema de Pitágoras, muchas veces presentado como un resultado fuertemente algebraico y desperdiciando la belleza matemática que representa su demostración geométrica.</text:p>
      <text:p text:style-name="keywords">Palabras clave: conjetura, GeoGebra, Teorema de Pitágoras, Tangram, escuela medi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Usando Geogebra para conjeturar en la escuela media</text:h>
      <text:p text:style-name="autors">María Laura ALIAGA; Stella Nora GATICA: Graciela del Valle ECHEVARRIA; Rita Karina OLGUIN: Marcela Natalia BARACCO</text:p>
      <text:p text:style-name="centretreball">Universidad Nacional de San Luis - Argentina</text:p>
      <text:p text:style-name="Standard"/>
      <text:p text:style-name="resum">Con el uso de las nuevas tecnologías los docentes debemos programar actividades innovadoras aprovechando esta herramienta, por ejemplo, para la búsqueda de patrones, conjeturas y demostraciones sencillas En el siguiente trabajo compartimos una experiencia que se realizó con alumnos de la escuela media. La misma se desarrolló primeramente con material concreto: el Tangram, que sirvió para que los alumnos estudiaran propiedades de triángulos y cuadriláteros de una forma diferente. El objetivo final fue, utilizando el Geogebra, orientar a los alumnos hacia la conjetura y la demostración visual del Teorema de Pitágoras, muchas veces presentado como un resultado fuertemente algebraico y desperdiciando la belleza matemática que representa su demostración geométrica. </text:p>
      <text:p text:style-name="keywords"><text:soft-page-break/>Palabras clave: conjetura, GeoGebra, Teorema de Pitágoras, Tangram, escuela medi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COCINA</text:h>
      <text:p text:style-name="autors">María Salgado Somoza María Jesús Salinas Portugal</text:p>
      <text:p text:style-name="centretreball">CEIP Sigüeiro</text:p>
      <text:p text:style-name="Standard"/>
      <text:p text:style-name="resum">Desde edades tempranas, incluso antes de comenzar el colegio, los niños/as utilizan matemáticas, convencionales o no, aunque no los comprendan. En la Educación Infantil se debe ofrecer todo tipo de recursos y herramientas para facilitar la comprensión de los conceptos lógico-matemáticos; ya que es en esta etapa donde se sientan las bases de futuros conocimientos matemáticos importantes en la edad adulta. Por ello es importante reflexionar en la necesidad de un nuevo modo de aprender, en el que no se limiten a aprender nociones matemáticas básicas, sino que las comprendan y sepan aplicarlas. Este trabajo se centra en el estudio de las posibilidades de la cocina para favorecer la comprensión de nociones matemáticas; y describe una experiencia de aula, Eu cociño, ti cociñas? un taller de cocina en educación infantil. </text:p>
      <text:p text:style-name="keywords">Palabras clave: matemáticas, Educación Infantil</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Ejemplos de utilización de la plataforma multiagente NetLogo en el aula para abordar distintos contextos de modelización</text:h>
      <text:p text:style-name="autors">Marta Ginovart</text:p>
      <text:p text:style-name="centretreball">Universitat Politècnica de Catalunya</text:p>
      <text:p text:style-name="Standard"/>
      <text:p text:style-name="resum">El desarrollo tecnológico pone a nuestra disposición múltiples y variadas herramientas y recursos, entre ellos, la plataforma multiagente NetLogo de libre acceso en la Web, y en continuo proceso de mejora por una amplia y variada comunidad de usuarios. ¿Cómo podemos utilizar NetLogo en el aula? El objetivo de este trabajo es dar a conocer cuatro experiencias docentes que hicieron uso de esta plataforma NetLogo durante el curso académico 2011/2012 en el marco de dos asignaturas obligatorias de los estudios de grado en Ingeniería de Biosistemas de la Universitat Politècnica de Catalunya, “Fundamentos Matemáticos 2” y “Programación y resolución de problemas”.</text:p>
      <text:p text:style-name="keywords">Palabras clave: NetLogo, sistema complejo, modelo basado en agentes, program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TASQUES COMPETENCIALS A L’ESCOLA NORAI . TERCER CICLE DE PRIMÀRIA</text:h>
      <text:p text:style-name="autors">MARTÍ SÀEZ MADRONA</text:p>
      <text:p text:style-name="centretreball">CEIP NORAI</text:p>
      <text:p text:style-name="Standard"/>
      <text:p text:style-name="resum">Tasca realitzada a partir d'una proposta dels alumnes del centre: "Pintar les parets del pati" Els alumnes implicats en la tasca varen ser els de 5è, i els va ocupar els dos cursos corresponents al 3r cicle. Vàrem anar adaptant el currículum de la matèria a les diferents activitats que anàvem programant i que tenien com a objectiu final pintar una part de les parets interiors del pati del nostre centre.</text:p>
      <text:p text:style-name="keywords">Palabras clave: Tasques competencials, coneixements previs, conversa, avaluació, continguts matemàtic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Algunos aspectos técnicos de las evaluaciones externas: diseño del muestreo, construcción de pruebas y asignación de puntuaciones</text:h>
      <text:p text:style-name="autors">Martín Escanilla, Ruth </text:p>
      <text:p text:style-name="centretreball">Instituto Nacional de Evaluación Educativa. MECD</text:p>
      <text:p text:style-name="Standard"/>
      <text:p text:style-name="resum">Los estudios de evaluación externa, tanto de ámbito nacional como internacional (PISA, TIMSS, PIRLS, EGD, TEDS-M, EECL etc.), tienen, entre otros, el objetivo común de contribuir al diseño de políticas educativas que mejoren la calidad de la enseñanza. Actualmente, la evaluación sistemática se considera una estrategia fundamental en el proceso de toma de decisiones educativas. La difusión del proceso técnico empleado en el diseño y construcción de las pruebas junto con el análisis e interpretación de los resultados se plantea como un reto. El objetivo de esta difusión es que sirvan como orientación para la enseñanza-aprendizaje en el aula y en la organización de los centros educativos. En esta comunicación se dedica especial atención a los aspectos relacionados con el diseño del muestreo, la construcción de las pruebas y la asignación de puntuaciones.</text:p>
      <text:p text:style-name="keywords">Palabras clave: pruebas de evaluación educativa, PISA, TIMSS, TEDS-M, teoría de respuesta al ítem (TRI), <text:soft-page-break/>plausible values</text:p>
      <text:p text:style-name="titolnuclis">Nucleos temáticos:</text:p>
      <text:p text:style-name="nuclis">II. Didáctica y formación del profesorado</text:p>
      <text:p text:style-name="nuclis">VII. Comunicación y divulgación</text:p>
      <text:p text:style-name="Standard"/>
      <text:p text:style-name="Standard"/>
      <text:p text:style-name="lloc">Lugar pendiente de determinar</text:p>
      <text:h text:style-name="Heading_20_2" text:outline-level="2">Polinomios sin potencias. Una experiencia de trabajo cooperativo.</text:h>
      <text:p text:style-name="autors">Mauricio Contreras del Rincón; José Manuel Fernández Rodríguez; Encarnación López Fernández; Mª José Muñoz Guerrero</text:p>
      <text:p text:style-name="centretreball">IES”Benicalap” Valencia; IES “El Almijar”, Cómpeta (Málaga)</text:p>
      <text:p text:style-name="Standard"/>
      <text:p text:style-name="resum">Presentamos la experiencia conjunta de cuatro profesores y profesoras que hemos utilizado el trabajo cooperativo como herramienta metodológica para trabajar con nuestro alumnado las operaciones con polinomios y, más concretamente, las multiplicaciones y divisiones de polinomios. Hemos partido de la base de que la aplicación de un algoritmo es en muchos casos un hecho meramente cultural, pero no conceptual. Hemos utilizado un algoritmo distinto basado únicamente en el uso de los coeficientes de los polinomios, bien como única opción bien como alternativa a los tradicionales y siempre con el objetivo de atender la diversidad de nuestro alumnado.</text:p>
      <text:p text:style-name="keywords">Palabras clave: Secundaria, polinomios, trabajo cooperativo, atención a la diversidad.</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Pensar y hablar de matemáticas en Educación Infantil</text:h>
      <text:p text:style-name="autors">Montserrat Torra </text:p>
      <text:p text:style-name="centretreball">CESIRE-CREAMAT</text:p>
      <text:p text:style-name="Standard"/>
      <text:p text:style-name="resum">Cada día sabemos más sobre la importancia de hablar de matemáticas. Sabemos lo importante que es justificar las soluciones aportadas, estimar resultados, describir el proceso seguido en una determinada situación o como y porqué se tomó una solución determinada, es una forma de acceder a niveles más profundos y más sólidos de conocimiento. El propósito de esta comunicación es mostrar situaciones en las que niños y niñas de educación infantil hablan de matemáticas y tratar de caracterizar las situaciones y el tipo de verbalizaciones que en ellas se han generado. </text:p>
      <text:p text:style-name="keywords">Palabras clave: Pensar, hablar, comunicar, educación infantil</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Habilidades básicas sobre el uso de TIC por parte de los docentes de Primaria en servicio en Costa Rica, principalmente en la clase de Matemática.</text:h>
      <text:p text:style-name="autors">Morales López, Yuri</text:p>
      <text:p text:style-name="centretreball">Escuela de Matemática. Universidad Nacional Costa Rica</text:p>
      <text:p text:style-name="Standard"/>
      <text:p text:style-name="resum">En esta investigación se realiza un diagnóstico de las competencias actuales de los educadores de primaria respecto a los recursos tecnológicos y su uso en la clase de Matemáticas. El objetivo de esto es describir una muestra de docentes de primaria y tener indicios sobre los conocimientos con los que actualmente dispone, principalmente para el manejo de recursos tecnológicos y, secundariamente se ajusta a lo que ocurre en la lección de matemáticas. Esto forma parte del preámbulo para poder definir rutas específicas de formación continua y capacitación adecuadas a la realidad de los docentes de Primaria en Costa Rica.</text:p>
      <text:p text:style-name="keywords">Palabras clave: Educación Matemática, formación docente, Educación Primaria, Tecnologías de Información y Comunicación TIC, Competencias Básica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Un estudio sobre el proceso de modelización, en el entorno informático de las tabletas</text:h>
      <text:p text:style-name="autors">Onofre Monzó, Luis Puig y María Teresa Navarro</text:p>
      <text:p text:style-name="centretreball">IES Veles e Vents de Torrent- Universitat de València Estudi General</text:p>
      <text:p text:style-name="Standard"/>
      <text:p text:style-name="resum"/>
      <text:p text:style-name="keywords">Palabras clave: </text:p>
      <text:p text:style-name="titolnuclis">Nucleos temáticos:</text:p>
      <text:p text:style-name="nuclis">III. Modelización y formalización</text:p>
      <text:p text:style-name="Standard"/>
      <text:p text:style-name="Standard"/>
      <text:p text:style-name="lloc"><text:soft-page-break/>Lugar pendiente de determinar</text:p>
      <text:h text:style-name="Heading_20_2" text:outline-level="2">La construcción del concepto de número desde una nueva metodología: la Neurológico-Principios</text:h>
      <text:p text:style-name="autors">Pedro Berjas Sepúlveda</text:p>
      <text:p text:style-name="centretreball">C.P. Ramón Laporta. Quart de Poblet. Valencia</text:p>
      <text:p text:style-name="Standard"/>
      <text:p text:style-name="resum">El presente trabajo es el resultado de una investigación llevada a cabo a partir de la tesis doctoral La construcción del concepto de número desde la metodología Neurológico-Principios en la Educación Infantil. La diferencia respecto a otras es que integra, por una parte, los principios, habilidades y conocimientos que forman parte del concepto de número, y por otra, los mecanismos cognitivos que les dan soporte a partir de los últimos avances de la Neurociencia. La comparación de resultados frente a las otras dos metodologías imperantes en nuestras aulas, revela importantísimas diferencias con un alcance que llega hasta la Educación Primaria.</text:p>
      <text:p text:style-name="keywords">Palabras clave: Número, metodología, infantil, primaria, concepto, construcción.</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La construcción del concepto de número desde una nueva metodología: la Neurológico-Principios</text:h>
      <text:p text:style-name="autors">Pedro Berjas Sepúlveda</text:p>
      <text:p text:style-name="centretreball">C.P. Ramón Laporta. Quart de Poblet. Valencia</text:p>
      <text:p text:style-name="Standard"/>
      <text:p text:style-name="resum">El presente trabajo es el resultado de una investigación llevada a cabo a partir de la tesis doctoral La construcción del concepto de número desde la metodología Neurológico-Principios en la Educación Infantil. La diferencia respecto a otras es que integra, por una parte, los principios, habilidades y conocimientos que forman parte del concepto de número, y por otra, los mecanismos cognitivos que les dan soporte a partir de los últimos avances de la Neurociencia. La comparación de resultados frente a las otras dos metodologías imperantes en nuestras aulas, revela importantísimas diferencias con un alcance que llega hasta la Educación Primaria.</text:p>
      <text:p text:style-name="keywords">Palabras clave: Número, metodología, infantil, primaria, concepto, construcción.</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Arte y matemáticas</text:h>
      <text:p text:style-name="autors">Pedro Berjas Sepúlveda</text:p>
      <text:p text:style-name="centretreball">C.E.I.P. Ramón Laporta. Quart de Poblet. Valencia.</text:p>
      <text:p text:style-name="Standard"/>
      <text:p text:style-name="resum">Son muchas las relaciones que podemos encontrar entre el arte y las matemáticas ofreciendo innumerables ventajas para el trabajo en el aula. Una de ellas es el carácter lúdico, estético y creativo, cuestiones de suma importancia a desarrollar desde la educación infantil y primaria. Otra a tener en cuenta es que durante las actividades son muchas las veces que se utilizan términos matemáticos a la vez que se están discriminando o elaborando: tipos de línea, nombres de formas geométricas, colores, texturas, la distribución espacial... Asimismo ayudará a comprender la formación de los planos y desarrollará la percepción y la capacidad de razonamiento. </text:p>
      <text:p text:style-name="keywords">Palabras clave: Arte, geometría, percepción, razonamiento, infantil, primari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Mejora de la competencia Matemática en educación Básica</text:h>
      <text:p text:style-name="autors">Pedro Rico Romero; Nicasio Castro González; Juana Mª Navas Pleguezuelos; Manuel Gavilán García</text:p>
      <text:p text:style-name="centretreball">CEP Baza</text:p>
      <text:p text:style-name="Standard"/>
      <text:p text:style-name="resum">Esta actuación para la mejora de la competencia matemática en la Educación Básica se basa en la aplicación sistemática de un programa para trabajar el Cálculo Mental Oral y Escrito, la conceptualización y la resolución de problemas, en los niveles de Primaria y Secundaria Obligatoria. Partiendo del análisis de resultados en la zona, y fijados los objetivos a conseguir, se describen las fases de la intervención, desde su planteamiento hasta el primer curso de aplicación, con alumnado de 3º de Primaria y de 1º de ESO, en la zona de actuación del Equipo de Inspección de la Zona 1, coincidente con el ámbito del Centro del Profesorado Granada 4. </text:p>
      <text:p text:style-name="keywords">Palabras clave: Cálculo mental, red de profesorado, coordinación, intervención, programa</text:p>
      <text:p text:style-name="titolnuclis">Nucleos temáticos:</text:p>
      <text:p text:style-name="nuclis">V. Materiales y recursos en el aula de matemáticas</text:p>
      <text:p text:style-name="Standard"/>
      <text:p text:style-name="Standard"/>
      <text:p text:style-name="lloc"><text:soft-page-break/>Lugar pendiente de determinar</text:p>
      <text:h text:style-name="Heading_20_2" text:outline-level="2">Matemáticas para investigar en el aula de educación infantil</text:h>
      <text:p text:style-name="autors">Pere Campoy i Carme Julià</text:p>
      <text:p text:style-name="centretreball">Universitat Rovira i Virgili</text:p>
      <text:p text:style-name="Standard"/>
      <text:p text:style-name="resum">Presentamos dos experiencias en las que proponemos usar las matemáticas para responder cuestiones que se plantean los alumnos sobre la vida. Nuestro objetivo es que los alumnos vean las matemáticas como una herramienta útil para resolver problemas en contextos cercanos a ellos. Por eso, partimos de sus propios intereses e inquietudes y planteamos actividades vivenciales y participativas. En una primera experiencia, estudiamos cómo somos de pequeños, antes de nacer. Los alumnos manipulan objetos cotidianos, los comparan y se hacen una idea del tamaño del feto en diferentes fases de gestación. En una segunda experiencia, investigamos qué comemos cuando nacemos. Para responder esta pregunta, recogemos datos, los representamos e interpretamos entre todos. Se trata de una introducción a la estadística. </text:p>
      <text:p text:style-name="keywords">Palabras clave: Didáctica de las matemáticas en Educación Infantil, medida, estadística, trabajo por proyecto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Un trabajo de Estadistica en 3ºESO</text:h>
      <text:p text:style-name="autors">Pérez Ferreiro, Manuel</text:p>
      <text:p text:style-name="centretreball">IES Galileo - Valladolid</text:p>
      <text:p text:style-name="Standard"/>
      <text:p text:style-name="resum">En esta comunicación se presenta un trabajo realizado por los alumnos de 3º ESO en la parte de Estadística de la asignatura. En particular, se refiere a un estudio de los resultados de una encuesta pasada a los alumnos de 6º de primaria de un Colegio Público del entorno. Ellos mismos pasaron la encuesta, la tabularon y realizaron un PowerPoint con los resultados que posteriormente comunicaron alos alumnos de 6º en su propio CEIP </text:p>
      <text:p text:style-name="keywords">Palabras clave: estadistica,3ºESO,trabajo,alumnos</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un trabajo de estadistica en 3ºESO</text:h>
      <text:p text:style-name="autors">Pérez Ferreiro, Manuel</text:p>
      <text:p text:style-name="centretreball">IES Galileo - Valladolid</text:p>
      <text:p text:style-name="Standard"/>
      <text:p text:style-name="resum">mando ahora la plantilla</text:p>
      <text:p text:style-name="keywords">Palabras clave: estadistica,3ºeso,trabajo,alumnos</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La construcción de un futbolín</text:h>
      <text:p text:style-name="autors">Pizà Mut, Catalina Maria</text:p>
      <text:p text:style-name="centretreball">Ceip Mestre Colom, Bunyola. Mallorca</text:p>
      <text:p text:style-name="Standard"/>
      <text:p text:style-name="resum">Se trata de la construcción de un futbolín por parte de un grupo de alumnos de 4º de primaria del CEIP Mestre Colom de Bunyola, Mallorca. A partir de una petición del grupo se ha fabricado un futbolín de madera y botellitas de yogur. En su realización ha sido necesario plantear y resolver cuestiones matemáticas especialmente de medida y cálculo (el campo, las porterías, las áreas, estatura de los jugadores, distribución de los jugadores en las barras), también de geometría (una-dos dimensiones, radio, diámetro, área y nociones de espacio), así como tratamiento de la información (gráfico estaturas). Construyendo el futbolín hemos aprendido, hemos disfrutado, nos hemos emocionado.</text:p>
      <text:p text:style-name="keywords">Palabras clave: Primaria, proyecto, cooperación, problemas, medid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Pero, ¿por qué nos complicamos tanto para enseñar cómo multiplicar dos matrices? Una aproximación a partir del problema de los puentes de Köningsberg</text:h>
      <text:p text:style-name="autors">Pura Fornals Sánchez, Pura ; López Beltran, Mireia</text:p>
      <text:p text:style-name="centretreball">INS Milà i Fontanals - Universitat Pompeu Fabra de Barcelona</text:p>
      <text:p text:style-name="Standard"/>
      <text:p text:style-name="resum">A partir del problema de los puentes de Köningsberg se introducen los grafos y su matriz asociada. Luego se relacionan los caminos de segundo orden con el producto de matrices. Se presentan dos sesiones del proyecto ESTALMAT-Cataluña, centrándonos especialmente en la relación entre los grafos y el producto de matrices. Aunque el concepto de grafo no sea curricular en secundaria, creemos que el hecho de dar un contexto real al producto de matrices hace la actividad interesante para un segundo curso de bachillerato o hasta incluso en un primer curso de matemáticas universitario. También en actividades de <text:soft-page-break/>ampliación con alumnos de secundaria a partir de las experiencias recogidas en el proyecto ESTALMAT-Cataluña. </text:p>
      <text:p text:style-name="keywords">Palabras clave: Grafos, matrices, contexto</text:p>
      <text:p text:style-name="titolnuclis">Nucleos temáticos:</text:p>
      <text:p text:style-name="nuclis">VI. Conexiones y contextos</text:p>
      <text:p text:style-name="Standard"/>
      <text:p text:style-name="Standard"/>
      <text:p text:style-name="lloc">Lugar pendiente de determinar</text:p>
      <text:h text:style-name="Heading_20_2" text:outline-level="2">… y también guías turísticos</text:h>
      <text:p text:style-name="autors">Requena Fraile, Ángel</text:p>
      <text:p text:style-name="centretreball">Jubilado</text:p>
      <text:p text:style-name="Standard"/>
      <text:p text:style-name="resum">En la escuela, los profesores son mediadores del aprendizaje, garantes de la disciplina o controladores del comportamiento, sustitutos de los padres, confidentes de los estudiantes, jueces, organizadores de los curricula, burócratas, investigadores y especialistas escolares, y miembros de asociaciones. En la comunidad, son servidores públicos, depositarios de la moralidad de la clase media, expertos en algún área, líderes comunitarios y agentes de cambio social. Así describe la Encyclopedia Britannica al profesorado en su artículo Teaching. Actividades muchas veces contradictorias que no agotan los posibles roles del profesor. La enciclopedia se ha olvidado de algunos tan importantes como los de actores y animadores. En esta ponencia se subraya otro papel nada despreciable para el profesor de matemáticas: guía turístico. </text:p>
      <text:p text:style-name="keywords">Palabras clave: Conexiones matemáticas, matemáticas en el arte, matemáticas y sociedad, historia de las matemáticas</text:p>
      <text:p text:style-name="titolnuclis">Nucleos temáticos:</text:p>
      <text:p text:style-name="nuclis">VI. Conexiones y contextos</text:p>
      <text:p text:style-name="Standard"/>
      <text:p text:style-name="Standard"/>
      <text:p text:style-name="lloc">Lugar pendiente de determinar</text:p>
      <text:h text:style-name="Heading_20_2" text:outline-level="2">La Ecuación es el Lenguaje Algebraico</text:h>
      <text:p text:style-name="autors">Rodríguez, María Rosa Benítez, Sonia Bibiana </text:p>
      <text:p text:style-name="centretreball">Universidad Nacional de Tucumán</text:p>
      <text:p text:style-name="Standard"/>
      <text:p text:style-name="resum">RESUMEN En este trabajo se muestra implementación y resultados de una experiencia con docentes de diferentes niveles, realizada a través de un Curso-Taller, con modalidad semipresencial y se fundamentó en resoluciones con exposiciones, en forma individual y grupal. Su objetivo fue el análisis de estrategias de enseñanza-aprendizaje en el tratamiento de los temas: Ecuaciones, Inecuaciones y Sistemas de Ecuaciones; mediante situaciones problemáticas que se plantean en la vida real y que pueden ser representadas y resueltas utilizando el lenguaje del Álgebra y, también, utilizando diversos métodos de resolución. Se detectó, entre los participantes, falencias en los aspectos conceptuales y metodológicos.</text:p>
      <text:p text:style-name="keywords">Palabras clave: Articulación, Lenguaje coloquial, Estrategias</text:p>
      <text:p text:style-name="titolnuclis">Nucleos temáticos:</text:p>
      <text:p text:style-name="nuclis">IV. Resolución de problemas</text:p>
      <text:p text:style-name="Standard"/>
      <text:p text:style-name="Standard"/>
      <text:p text:style-name="lloc">Lugar pendiente de determinar</text:p>
      <text:h text:style-name="Heading_20_2" text:outline-level="2">Estructura Algebraica del Intercambio Económico</text:h>
      <text:p text:style-name="autors">Rodríguez, María Rosa Zeballos, Jesús Alberto Sota, Gustavo Ariel</text:p>
      <text:p text:style-name="centretreball">Facultad de Ciencias Económicas – Universidad Nacional de Tucumán - Argentina</text:p>
      <text:p text:style-name="Standard"/>
      <text:p text:style-name="resum">RESUMEN La estructura de los intercambios económicos puede ser mejor analizada y comprendida por medio de conceptos del Álgebra Lineal. Las actividades de una unidad económica se registran en los informes contables que expresan sus operaciones financieras. Determinada su estructura algebraica, las nociones contables pueden traducirse a una descripción concreta con su respectivo cálculo, que consiste en una abstracción del sistema de libros contables de una firma. En este trabajo se describe algebraicamente esa información, por medio de un vector contable y traduciendo sus nociones y operaciones a la simbología algebraica. Finalmente, se formula un Sistema Axiomático Algebraico para la Contabilidad.</text:p>
      <text:p text:style-name="keywords">Palabras clave: Sistema algebraico, Vector contable, Operaciones financieras</text:p>
      <text:p text:style-name="titolnuclis">Nucleos temáticos:</text:p>
      <text:p text:style-name="nuclis">VI. Conexiones y contextos</text:p>
      <text:p text:style-name="Standard"/>
      <text:p text:style-name="Standard"/>
      <text:p text:style-name="lloc">Lugar pendiente de determinar</text:p>
      <text:h text:style-name="Heading_20_2" text:outline-level="2">Ejemplos de Análisis en competencias de las PAUEs de la Universidad de Valladolid</text:h>
      <text:p text:style-name="autors">Rosario Fátima Zamora Pérez </text:p>
      <text:p text:style-name="centretreball">IES Jorge Manrique, Palencia</text:p>
      <text:p text:style-name="Standard"/>
      <text:p text:style-name="resum">Este trabajo forma parte de uno más amplio en el que se analizan los ejercicios de Matemáticas II de las Pruebas de Acceso a la Universidad de Valladolid. Se aplica y adecua el marco teórico de PISA 2003 para analizar las competencias implícitas en el enunciado y las que se derivan de la resolución que haría un alumno que terminara completamente los ejercicios de forma explicativa. Se utiliza un cuadro de niveles de competencias considerando las acciones verbales. En la presente comunicación se expone el análisis efectuado a tres ejercicios, uno de Análisis Matemático, otro de <text:soft-page-break/>Álgebra y el tercero de Geometría. </text:p>
      <text:p text:style-name="keywords">Palabras clave: Pruebas, evaluación, PISA, competencias, matemáticas, análisis</text:p>
      <text:p text:style-name="titolnuclis">Nucleos temáticos:</text:p>
      <text:p text:style-name="nuclis">II. Didáctica y formación del profesorado</text:p>
      <text:p text:style-name="nuclis">IV. Resolución de problemas</text:p>
      <text:p text:style-name="Standard"/>
      <text:p text:style-name="Standard"/>
      <text:p text:style-name="lloc">Lugar pendiente de determinar</text:p>
      <text:h text:style-name="Heading_20_2" text:outline-level="2">ALUMNOS DE PRIMARIA INVESTIGAN SOBRE LA NUMERACIÓN</text:h>
      <text:p text:style-name="autors">Sala Sebastià, Gemma Giménez Rodríguez, Joaquim Font Moll, Vicenç</text:p>
      <text:p text:style-name="centretreball">UNIVERSITAT DE BARCELONA. Facultat de Formació de Professorat. Departament de les Ciències Experimentals i la Matemàtica</text:p>
      <text:p text:style-name="Standard"/>
      <text:p text:style-name="resum">En este trabajo se expone cómo se ha desarrollado una secuencia de tareas basada en la indagación con alumnado de Ciclo Superior de Educación Primaria. En ella se promueve la competencia de aprender a aprender y el desarrollo de la actitud indagadora a través del análisis de una situación arqueológica. En las tareas se identifican elementos de representación, interpretación y comunicación de las ideas y relaciones matemáticas asociadas a las monedas romanas.</text:p>
      <text:p text:style-name="keywords">Palabras clave: Competencia investigadora, situación extramatemática, contexto históricocultural, sistema de numeración, Educación Primaria.</text:p>
      <text:p text:style-name="titolnuclis">Nucleos temáticos:</text:p>
      <text:p text:style-name="nuclis">I. Infantil y Primaria: ahí empieza todo</text:p>
      <text:p text:style-name="nuclis">VI. Conexiones y contextos</text:p>
      <text:p text:style-name="Standard"/>
      <text:p text:style-name="Standard"/>
      <text:p text:style-name="lloc">Lugar pendiente de determinar</text:p>
      <text:h text:style-name="Heading_20_2" text:outline-level="2">El perfeccionamiento de las prácticas docentes a través del uso de la evaluación diagnóstica en un curso de ingreso universitario</text:h>
      <text:p text:style-name="autors">Stella Nora Gatica, María Laura Aliaga, Juan Antonio Renaudo, Graciela Echevarría</text:p>
      <text:p text:style-name="centretreball">Universidad Nacional de San Luis - Argentina</text:p>
      <text:p text:style-name="Standard"/>
      <text:p text:style-name="resum">La evaluación ocupa un lugar significativo en los procesos de enseñanza y aprendizaje, y por ello debe conducirnos a un continuo cuestionamiento y una permanente búsqueda de estrategias que nos permitan alcanzar mejores resultados. En el presente trabajo se analiza el uso de las evaluaciones formativas y sumativas en un curso de ingreso universitario, y la necesidad de una evaluación diagnóstica para la detección de errores de los alumnos y una mejora en las prácticas de enseñanza. El estudio presentado es de tipo exploratorio y con el fin de mejorar las prácticas docentes. </text:p>
      <text:p text:style-name="keywords">Palabras clave: Evaluación, estrategias, enseñanza, aprendizaje</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La historia de las mujeres matemáticas con Geogebra</text:h>
      <text:p text:style-name="autors">Tere Valdecantos Dema</text:p>
      <text:p text:style-name="centretreball">S.I.P.E.P. Algeciras, Cádiz </text:p>
      <text:p text:style-name="Standard"/>
      <text:p text:style-name="resum">El 2 de noviembre de 2005 en Andalucía aprobó el I Plan de Igualdad entre Hombres y Mujeres en la Educación[1]. En matemáticas se pueden hacer muchísimas actividades pero, centrándome en la historia de las mujeres que se dedicaron a esta rama del saber, me interesa muchísimo que no se queden en una retahíla de sus penalidades sin hablar para nada de la matemática que hicieron. Con el programa Geogebra me he encontrado con un apoyo didáctico enorme para recrear sus trabajos.</text:p>
      <text:p text:style-name="keywords">Palabras clave: Mujeres, Matemáticas, Geogebr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Trabajando la representación por niveles desde la resolución de problemas</text:h>
      <text:p text:style-name="autors">Teresa Fernéndez Blanco Dolores Rodríguez Vivero Julio Rodríguez Taboada</text:p>
      <text:p text:style-name="centretreball">Facultad de Ciencias de la Educación. Santiago de Compostela</text:p>
      <text:p text:style-name="Standard"/>
      <text:p text:style-name="resum">En este documento se presenta una propuesta para el aula centrada en trabajar la visualización y la representación por niveles desde el punto de vista de la resolución de problemas. Partiendo de una tarea centrada en la descomposición de un ortoedro en policubos, se trabajan aspectos variados de la actividad matemática como cambios de representación, visualización, argumentación, deducción, etc.</text:p>
      <text:p text:style-name="keywords">Palabras clave: representación por niveles, visualización, módulos multicubo</text:p>
      <text:p text:style-name="titolnuclis">Nucleos temáticos:</text:p>
      <text:p text:style-name="nuclis">IV. Resolución de problemas</text:p>
      <text:p text:style-name="Standard"/>
      <text:p text:style-name="Standard"/>
      <text:p text:style-name="lloc"><text:soft-page-break/>Lugar pendiente de determinar</text:p>
      <text:h text:style-name="Heading_20_2" text:outline-level="2">mathspadilla.com: Matemáticas en inglés en Bachillerato y ESO</text:h>
      <text:p text:style-name="autors">Víctor Monterreal Blázquez</text:p>
      <text:p text:style-name="centretreball">IES "Juan de Padilla" - Illescas (Toledo)</text:p>
      <text:p text:style-name="Standard"/>
      <text:p text:style-name="resum">mathspadilla.com es la página web que he creado para los alumnos de Matemáticas de la sección bilingüe de inglés del IES “Juan de Padilla” de Illescas. En ella se pueden encontrar en inglés los temas de los cursos de la ESO y de Bachillerato con la teoría, ejemplos, ejercicios, exámenes, videos, juegos, vocabulario, chistes,… Además cada tema va acompañado con una hoja de ejercicios y, en el caso de Bachillerato, los apuntes en PDF, lo que me permite dedicar más tiempo a hacer ejercicios y resolver dudas en mis clases.</text:p>
      <text:p text:style-name="keywords">Palabras clave: web, inglés, temas, ejercicios, apunt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ATAJOS EN LA FORMACIÓN DEL PROFESORADO DE MATEMÁTICAS? Secuencia formativa para el desarrollo de las competencias matemáticas en el aula</text:h>
      <text:p text:style-name="autors">Vilella Miró, Xavier</text:p>
      <text:p text:style-name="centretreball">Institut Viltzara</text:p>
      <text:p text:style-name="Standard"/>
      <text:p text:style-name="resum">En los últimos 5 años he llevado a cabo actuaciones formativas en más de 120 centros de educación de todas las etapas (Educación Infantil y Primaria, Secundaria, y Universidad), incluso muchas otras en diferentes comunidades autónomas. De todo este caudal de experiencia he intentado extraer algunas enseñanzas para la formación continua del profesorado que expongo en forma de secuencia formativa. El contenido en estas formaciones es mejorar la capacidad del profesorado para el desarrollo de las competencias matemáticas del alumnado. La secuencia que presento está formada por 8 pasos en base a la reflexión sobre la propia práctica de cada profesor.</text:p>
      <text:p text:style-name="keywords">Palabras clave: formación, profesorado, secuencia, reflexión, práctic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Facilitando la construcción del conocimiento matemático mediante el diálogo entre iguales en el aula</text:h>
      <text:p text:style-name="autors">Vilella Miró, Xavier</text:p>
      <text:p text:style-name="centretreball">Institut Villatzara</text:p>
      <text:p text:style-name="Standard"/>
      <text:p text:style-name="resum">La construcción del conocimiento matemático en el aula puede darse de diferentes maneras y cada una de ellas conduce a puntos diferentes. Si lo que se pretende es conseguir el desarrollo de las competencias matemáticas del alumnado ello requiere la creación de situaciones en el aula que faciliten el establecimiento de enlaces duraderos entre lo que el alumno ya sabe, ya conoce, y lo nuevo que empieza a conocer. De entre las posibles situaciones que pueden servir para esta función deseo destacar el diálogo entre iguales. ¿En qué situaciones el diálogo entre iguales produce desarrollo de competencia matemática? ¿Qué condiciones debe cumplir dicho diálogo para producir este resultado?</text:p>
      <text:p text:style-name="keywords">Palabras clave: diálogo, iguales, participación, competencia, aul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Problemes a l’Esprint. Una gran vivencia en 6º de Primaria</text:h>
      <text:p text:style-name="autors">Villalonga Pons, Joana</text:p>
      <text:p text:style-name="centretreball">Fins aquest any he estat mestra a l'Escola de Primària Joan Roca - Meridiana, de Barcelona, que és on sa situa l'experiència de la qual es parlaria.</text:p>
      <text:p text:style-name="Standard"/>
      <text:p text:style-name="resum">¿Es posible que todos los alumnos de una clase acepten el reto de resolver más problemas o que al unísono se feliciten ante la resolución de ellos? En el siguiente artículo presentaremos Problemes a l’Esprint, una actividad de resolución de problemas online para equipos de centro de alumnos de entre Ciclo Superior de Educación Primaria y Bachillerato, y cuál puede ser su efecto en el aprendizaje y motivación de las matemáticas. Explicaremos esta experiencia desde un aula de 6º de Primaria, en la cual descubriremos la extraordinaria sensación que embriaga a sus alumnos y profesora cuando participan en ella. </text:p>
      <text:p text:style-name="keywords">Palabras clave: Cooperación, Educación Primaria, Resolución de Problemas.</text:p>
      <text:p text:style-name="titolnuclis">Nucleos temáticos:</text:p>
      <text:p text:style-name="nuclis">I. Infantil y Primaria: ahí empieza todo</text:p>
      <text:p text:style-name="Standard"/>
      <text:p text:style-name="Standard"/>
      <text:p text:style-name="lloc"><text:soft-page-break/>Lugar pendiente de determinar</text:p>
      <text:h text:style-name="Heading_20_2" text:outline-level="2">EVALUACIÓN DE LAS TAREAS MATEMÁTICAS EN EL AULA</text:h>
      <text:p text:style-name="autors">XAVIER VILELLA MIRÓ</text:p>
      <text:p text:style-name="centretreball">INSTITUT VILATZARA </text:p>
      <text:p text:style-name="Standard"/>
      <text:p text:style-name="resum">La evaluación de la tarea matemática en el aula es un desafío para el profesorado, especialmente cuando deseamos evaluar el desarrollo competencial y el aprendizaje matemátcio de cada alumno. Para realizar esta función con éxito, hemos de cumplir con algunas condiciones y programar adecuadamente también esta faceta de nuestra labor. La observacion de la actividad en el aula toma una gran relevancia. En general, nadie nos enseñó a hacerlo y ahora debemos reflexionar sobre ello.</text:p>
      <text:p text:style-name="keywords">Palabras clave: evaluación, aula, observaciones, desarrollo competencial</text:p>
      <text:p text:style-name="titolnuclis">Nucleos temáticos:</text:p>
      <text:p text:style-name="nuclis">II. Didáctica y formación del profesorado</text:p>
      <text:p text:style-name="Standard"/>
      <text:p text:style-name="Standard"/>
      <text:h text:style-name="Heading_20_1" text:outline-level="1">Taller</text:h>
      <text:p text:style-name="Standard"/>
      <text:p text:style-name="lloc">Lugar pendiente de determinar</text:p>
      <text:h text:style-name="Heading_20_2" text:outline-level="2">¡Vaya lío, profe! Trabajando con las Tensegridades en clase</text:h>
      <text:p text:style-name="autors">Alcobas Cegarra, Pedro ; Comas Roqueta, Joaquín ; Martínez Henarejos, Alicia ; Navas Martos, Noelia ; Salas Vizcaíno, Mª Isabel</text:p>
      <text:p text:style-name="centretreball">IES Sierra Minera, La Unión – Murcia</text:p>
      <text:p text:style-name="Standard"/>
      <text:p text:style-name="resum">En este taller trabajaremos distintas construcciones geométricas. Comenzaremos con tensegridades, estructuras de reciente descubrimiento (mediados del siglo pasado) formadas por barras que están flotando en el aire, tan sólo sujetas mediante cables o gomas a otras barras... ¡que también flotan en el aire! También construiremos distintos poliedros, trabajaremos con el Teorema de Euler y realizaremos diversas figuras geométricas combinando el uso de diversos materiales cotidianos como palillos, pajitas, bastoncillos, etc…y el programa informático Poly Pro.</text:p>
      <text:p text:style-name="keywords">Palabras clave: Tensegridad, poliedro, manipulación, experiment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máticas con papel. Dodecaedro, pentágono y caja pentagonal</text:h>
      <text:p text:style-name="autors">Blanco García, Covadonga ; Otero Suárez, Teresa ; Pedreira Mengotti, Alicia</text:p>
      <text:p text:style-name="centretreball">EUAT. Universidade da Coruña</text:p>
      <text:p text:style-name="Standard"/>
      <text:p text:style-name="resum">En este taller vamos a trabajar con papel utilizando las técnicas de la papiroflexia para proporcionar herramientas que sean de interés en el aula de matemáticas. Construiremos las siguientes figuras geométricas: dodecaedro regular aplicando papiroflexia modular, pentágono regular en cinco colores y caja pentagonal con una variación del módulo pentagonal. Analizaremos y estudiaremos sus elementos en geometría plana y espacial utilizando el mapa de cicatrices y elaboraremos una ficha de trabajo sobre las figuras realizadas que nos permitirá utilizar la papiroflexia como un medio para el estudio de la geometría y otras áreas de la matemática.</text:p>
      <text:p text:style-name="keywords">Palabras clave: Dodecaedro, pentágono, caja pentagonal, papel, geometrí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Recursos TIC de tod@s y para tod@s</text:h>
      <text:p text:style-name="autors">Borobia Larrosa, Mª Noemí Casado Chacón, Ana Mª Orihuela Díaz, Jose </text:p>
      <text:p text:style-name="centretreball">IES Palomeras Vallecas</text:p>
      <text:p text:style-name="Standard"/>
      <text:p text:style-name="resum">Este taller, está dirigido y diseñado para docentes que sienten o han sentido alguna vez curiosidad y atracción por el uso de las nuevas tecnologías en el aula y fuera de ella, no es necesaria experiencia, también para aquellos que no sientan atracción pero son conscientes de la importancia de la incorporación de estos recursos y quieran lanzarse a este mundo. Utilizaremos edmodo una red social especializada en enseñanza, trabajaremos algunos recursos ya existentes (juegos online, unidades didácticas para la pizarra digital y/o proyector, calculadora wiris, geogebra, recursos en la red con contenido matemático) y nos introduciremos en la realización de recursos y materiales propios. </text:p>
      <text:p text:style-name="keywords">Palabras clave: Recursos, Tecnologías, TIC, Redes sociales, Pizarra Digital</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Vive la vida de las funciones haciendo teatro y con GeoGebra</text:h>
      <text:p text:style-name="autors">Buendía Abril, Pedro</text:p>
      <text:p text:style-name="centretreball">Centro Educación Adultos Río Mula</text:p>
      <text:p text:style-name="Standard"/>
      <text:p text:style-name="resum">Con este taller se pretende hacer un hermanamiento entre las matemáticas, el teatro y la tecnología. El teatro nos brinda la oportunidad de meternos en situaciones matemáticas de funciones, representando los personajes de las variables para sentir la emoción del cambio. Y GeoGebra es una herramienta dinámica ideal para representar, manejar y darle vida a las funciones. Hoy os invito a disfrutar del teatro y GeoGebra con estas situaciones: 1) Comprando patatas en el mercado, 2) El ciclista y el caminante, 3) Acelerando en la salida, 4) Viaje de ida y vuelta con las ecuaciones de segundo grado, 5) Tirando una piedra hacia arriba, 6) Estirando un metro cuadrado, 7) La potencia de un saco de trigo y 8) El camino ondulado del seno.</text:p>
      <text:p text:style-name="keywords">Palabras clave: funciones, teatro, GeoGebra, situaciones, vida, animación</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text:soft-page-break/>Lugar pendiente de determinar</text:p>
      <text:h text:style-name="Heading_20_2" text:outline-level="2">Taller de visualización 2D – 3D</text:h>
      <text:p text:style-name="autors">David Barba Cecilia Calvo Ana Cerezo Miquel Ferrer Laura Morera</text:p>
      <text:p text:style-name="centretreball">Universitat Autònoma de Barcelona</text:p>
      <text:p text:style-name="Standard"/>
      <text:p text:style-name="resum">Tras la experimentación en el ámbito del grupo de trabajo de los ponentes y de las experiencias didácticas realizadas, se ha encontrado en el TRIDIO® un material de referencia para trabajar representaciones convencionales de objetos del espacio en el plano. El taller estará organizado de manera que tras una breve presentación, una parte importante se dedicará a la manipulación guiada de diferentes versiones de este material. Finalmente, se pondrán en común las reflexiones provenientes de la experimentación de los asistentes complementadas con la discusión de la importancia de este tipo de actividades en el contexto del currículum escolar.</text:p>
      <text:p text:style-name="keywords">Palabras clave: Visualización, Geometría, Materiales manipulativos, Enseñanza obligatoria, ¡Divers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l plano musical</text:h>
      <text:p text:style-name="autors">de la Fuente Pérez, Abraham ; Moreno Almeida, Javier </text:p>
      <text:p text:style-name="centretreball">Oak House School</text:p>
      <text:p text:style-name="Standard"/>
      <text:p text:style-name="resum">¿Un plano musical? ¿Las funciones suenan? Esas son algunas de las preguntas que oiremos en clase con esta actividad. Usando una sencilla aplicación flash relacionaremos el sonido y las coordenadas cartesianas. Además veremos una forma de introducir el concepto de ecuación de una recta. Por último profundizaremos aún más en este plano para finalmente relacionar una buena melodía con la definición de funciones a trozos.</text:p>
      <text:p text:style-name="keywords">Palabras clave: Música, Recta, Plano cartesiano, Funciones a trozos</text:p>
      <text:p text:style-name="titolnuclis">Nucleos temáticos:</text:p>
      <text:p text:style-name="nuclis">V. Materiales y recursos en el aula de matemáticas</text:p>
      <text:p text:style-name="nuclis">VI. Conexiones y contextos</text:p>
      <text:p text:style-name="Standard"/>
      <text:p text:style-name="Standard"/>
      <text:p text:style-name="lloc">Lugar pendiente de determinar</text:p>
      <text:h text:style-name="Heading_20_2" text:outline-level="2">Cajas y cajitas</text:h>
      <text:p text:style-name="autors">Dolors Rubirola Paquita Díaz</text:p>
      <text:p text:style-name="centretreball">Escola l’Estació de Sant Feliu de Guíxols; Escola Torres Jonama de Mont-ras</text:p>
      <text:p text:style-name="Standard"/>
      <text:p text:style-name="resum">En este taller vamos a tratar una parte importante de la geometría con unos materiales que, habitualmente, acaban en el contenedor del cartón y papel. Como se trata de unos objetos que manejamos con mucha frecuencia y fáciles de conseguir, nos aprovecharemos de ellos para explorar el potencial didáctico que esconden, para fomentar la alfabetización matemática en nuestros alumnos de segundo y tercer ciclo de la Educación Primaria. </text:p>
      <text:p text:style-name="keywords">Palabras clave: alfabetización matemática, competencia matemática, competencia lingüística, geometría, manipulación, observación, comparación, clasificación.</text:p>
      <text:p text:style-name="titolnuclis">Nucleos temáticos:</text:p>
      <text:p text:style-name="nuclis">I. Infantil y Primaria: ahí empieza todo</text:p>
      <text:p text:style-name="nuclis">V. Materiales y recursos en el aula de matemáticas</text:p>
      <text:p text:style-name="Standard"/>
      <text:p text:style-name="Standard"/>
      <text:p text:style-name="lloc">Lugar pendiente de determinar</text:p>
      <text:h text:style-name="Heading_20_2" text:outline-level="2">Juegos de cordel</text:h>
      <text:p text:style-name="autors">Enric Brasó i Campderrós</text:p>
      <text:p text:style-name="centretreball">Institut Arnau Cadell</text:p>
      <text:p text:style-name="Standard"/>
      <text:p text:style-name="resum">En nuestra tradición conocemos el “juego del cordel” (“cat's cradle” en el folclore anglosajón). Consiste en realizar figuras (la cuna, los diamantes, las velas, el ojo de gato...) con un trozo de cordel atado por los extremos, alternándose los participantes. Se conocen muchos otros juegos y figuras realizados también con un aro de cordel, destacan las tradiciones de los indios americanos, los esquimales y los pueblos polinésicos. Pedagógicamente, estos juegos desarrollan habilidades motrices, el pensamiento espacial y la práctica de algoritmos complejos. En este taller se enseñarán y practicarán algunos de estos divertidos juegos poco divulgados y se investigará exhaustivamente cómo enlazan todas las figuras de nuestro conocido juego del cordel. Se facilitará a los asistentes un cordel y material impreso.</text:p>
      <text:p text:style-name="keywords">Palabras clave: infantil y primaria, juegos de cordel, topología, nudos, pensamiento espacial.</text:p>
      <text:p text:style-name="titolnuclis">Nucleos temáticos:</text:p>
      <text:p text:style-name="nuclis">I. Infantil y Primaria: ahí empieza todo</text:p>
      <text:p text:style-name="nuclis">V. Materiales y recursos en el aula de matemáticas</text:p>
      <text:p text:style-name="Standard"/>
      <text:p text:style-name="Standard"/>
      <text:p text:style-name="lloc">Lugar pendiente de determinar</text:p>
      <text:h text:style-name="Heading_20_2" text:outline-level="2">La otra cara de la Cinta de Möbius</text:h>
      <text:p text:style-name="autors">Fernández, Antonio ; Redondo Juan, Aliseda ; Hans Martín, Antonio ; Ledesma López, Antonio ; Muñoz Santonja, José</text:p>
      <text:p text:style-name="centretreball">IES Macarena (Sevilla)</text:p>
      <text:p text:style-name="Standard"/>
      <text:p text:style-name="resum">La Cinta de Moebius es una autentica caja de sorpresas para quien no la conoce. Pero cuando se investiga a fondo, incluso quienes la conocen se maravillan de las múltiples posibilidades que encuentran. En el taller presentaremos la Banda de Moebius comparándola con una cinta normal y estudiaremos las muchas posibilidades que ofrece al cortarla, según la distancia del borde a la que se haga. Encontraremos figuras imposibles trabajando sobre ella y estudiaremos las superficies no orientables partiendo de la propia cinta. Repasaremos algunos ejemplos de sus aplicaciones en la industria y arte, también en la literatura o el cómic.</text:p>
      <text:p text:style-name="keywords">Palabras clave: Geometría, topología, Moebius, cinta, arte, orientabilidad</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Técnica de Teselado: Papiroflexia en Tela</text:h>
      <text:p text:style-name="autors">Fernández, Francisco ; Gregorio Morales, Arévalo</text:p>
      <text:p text:style-name="centretreball">CEIP Reina Sofia, Petrer</text:p>
      <text:p text:style-name="Standard"/>
      <text:p text:style-name="resum">A lo largo de los siglos se ha utilizado la geometría con fines decorativos. Vasijas, suelos, muros y rosetones, entre otras muchas cosas, han sido decorados con diseños geométricos regulares. En el currículum de muchos cursos de Primaria y Secundaria se incluye el estudio de polígonos y de las transformaciones en el plano. Muchos hemos construido mosaicos con nuestros alumnos o buscado regularidades en estructuras geométricas de la vida cotidiana. Presentamos aquí una novedosa técnica de crear teselados en tela que por su sencillez puede emplearse en cursos de Primaria pero que presenta retos para su inclusión en Secundaria.</text:p>
      <text:p text:style-name="keywords">Palabras clave: Papiroflexia, Geometría, Polígonos, Teselado, Mosaicos, Tel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Construcción de puzles y máquinas matemáticas</text:h>
      <text:p text:style-name="autors">Fernando Blasco y Nelo Maestre</text:p>
      <text:p text:style-name="centretreball">Universidad Politécnica de Madrid -- Divermates</text:p>
      <text:p text:style-name="Standard"/>
      <text:p text:style-name="resum">Intentando buscar un material para fabricar puzles matemáticos con muy bajo coste encontramos en los bazares unas planchas muy versátiles en cuanto a sus aplicaciones a la educación matemática. Nos sirven para introducir coordenadas cartesianas, fabricar puzles topológicos, hacer tableros para otros puzles clásicos, dibujar cónicas o hacer pantógrafos. En realidad con esto no se hace nada que no pueda construirse con otros materiales, pero es cómodo de usar y, sobre todo, barato. Obviamente en el taller no dará tiempo a aprovechar todas las posibilidades que nos ofrece ese material, pero sí que podremos presentar algunos modelos y que los participantes puedan construir algunos prototipos y, sobre todo, llevarse ideas que puedan aplicar en el aula. </text:p>
      <text:p text:style-name="keywords">Palabras clave: Puzles, Construcciones, Taller</text:p>
      <text:p text:style-name="titolnuclis">Nucleos temáticos:</text:p>
      <text:p text:style-name="nuclis">I. Infantil y Primaria: ahí empieza todo</text:p>
      <text:p text:style-name="nuclis">V. Materiales y recursos en el aula de matemáticas</text:p>
      <text:p text:style-name="Standard"/>
      <text:p text:style-name="Standard"/>
      <text:p text:style-name="lloc">Lugar pendiente de determinar</text:p>
      <text:h text:style-name="Heading_20_2" text:outline-level="2">Puzzles y Juegos sobre simetrías y giros</text:h>
      <text:p text:style-name="autors">Folguera Farré, Joan</text:p>
      <text:p text:style-name="centretreball">Institut Gili i Gaya de Lleida</text:p>
      <text:p text:style-name="Standard"/>
      <text:p text:style-name="resum">El taller consta de tres fases: En primer lugar, hay una presentación con el ordenador y con un calisdocopio triédrico en el que se muestran a los asistentes propiedades con los planos de simetría de dicho calidoscopio. Asimismo, se muestra algunos juegos con el ordenador utilizando simetrías y giros. Con ellos se pretende que los alumnos comprendan los giros y las simetrías. En segundo lugar, se reparte material a los asistentes para que puedan manipularlo y jugar con los juegos. También, se reparte alguna información para que puedan construir alguno de ellos en el aula o en su domicilio. Por último, los asistentes pueden tocar el material del autor de este taller. </text:p>
      <text:p text:style-name="keywords">Palabras clave: Puzzle, juegos, geometría, giros, simetrías.</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Resolución gráfica de Sangakus con GeoGebra como recurso para trabajar la geometría plana</text:h>
      <text:p text:style-name="autors">Giménez Esteban, Carles Bujosa Bravo, Pep</text:p>
      <text:p text:style-name="centretreball">Col·legi Sant Gabriel, Institut Secretari Coloma</text:p>
      <text:p text:style-name="Standard"/>
      <text:p text:style-name="resum">El programa GeoGebra es actualmente una herramienta muy potente y adecuada para la enseñanza y el aprendizaje de las matemáticas. En este taller, vamos a centrarnos en la construcción de figuras geométricas que permitan resolver problemas o comprobar propiedades. A partir de una colección de retos geométricos de características muy variadas al estilo de los Sangakus, analizaremos diferentes estrategias para abordarlos, haciendo hincapié en las <text:soft-page-break/>competencias de los alumnos necesarias en cada una de ellas. </text:p>
      <text:p text:style-name="keywords">Palabras clave: Geometría, GeoGebra, secundaria, problemas, Sangaku</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Mons Calidoscòpics</text:h>
      <text:p text:style-name="autors">Glòria Rigau; Núria Fortuny; Laura Garcia Teixidor; Sílvia Margelí; Sandra Soliguer; Aina Villarroya</text:p>
      <text:p text:style-name="centretreball">Ins Ramon Coll i Rodés. Lloret de Mar. Girona</text:p>
      <text:p text:style-name="Standard"/>
      <text:p text:style-name="resum">La palabra mirall (espejo en castellano, però tambien mirror en inglés, miroir en francés) proviene de la latina mirari, que traduciríamos por asombrarse. Y, muy cercana, milagro, que proviene de mirus, que en latín quiere decir maravilloso. Pensando en espejos y con la intención de ver, asombrarnos y maravillarnos, en este taller construiremos calidoscopios, tubos cilíndricos para hacer anamorfismos, y jugaremos con la reflexión usando espejos parabólicos, calidoscopios 3D y libros de espejos. ........................................................... La paraula mirall (també mirror en anglès, miroir en francès ) prové de la llatina mirari, que traduiriem per admirar, quedar parat. I, propera, la paraula miracle prové de mirus, que en llatí vol dir meravellós. Sota el tema general dels miralls, i amb la intenció de veure, admirar i meravellar-nos, en aquest taller construirem calidoscopis, tubs per fer anamorfismes cilíndrics i jugarem amb la reflexió fent servir miralls parabòlics, calidoscopis en 3D i llibres de miralls. </text:p>
      <text:p text:style-name="keywords">Palabras clave: Mirall, calidoscopi, reflexió, jocs, anamorfismes </text:p>
      <text:p text:style-name="titolnuclis">Nucleos temáticos:</text:p>
      <text:p text:style-name="nuclis">VI. Conexiones y contextos</text:p>
      <text:p text:style-name="Standard"/>
      <text:p text:style-name="Standard"/>
      <text:p text:style-name="lloc">Lugar pendiente de determinar</text:p>
      <text:h text:style-name="Heading_20_2" text:outline-level="2">Estadística y probabilidad</text:h>
      <text:p text:style-name="autors">Guillem Bonet; Raül Fernández; Imma Font; Núria Fortuny; Anna Manrique; Sílvia Margelí; Cati Mora; Victòria Oliu; Mireia Pacreu; Sandra Soliguer; Quim Tarradas; Berta Vila; Aina Villarroya. </text:p>
      <text:p text:style-name="centretreball">Instituts de secundària de Girona</text:p>
      <text:p text:style-name="Standard"/>
      <text:p text:style-name="resum">Quina és la probabilitat de que acabi el curs i el tema 13 quedi sense fer? Presentem activitats adreçades a alumnes d’ESO i dels darrers cursos de primària que poden abordar-se a classe de manera puntual o formar part d’una seqüència més elaborada. En qualsevol cas són activitats riques, competencials, que plantegen reptes i enceten la discussió. El taller consistirà en propostes simultànies a les que els assistents podran participar: aprendrem jocs, crearem materials, col•laborarem a treure conclusions a partir de l’experimentació i analitzarem diferents maneres de dur-les a aula. ......................................................................... ¿Qué probabilidad hay de que acabe el curso y el tema 13 quede sin impartirr? Presentamos actividades dirigidas a alumnos de ESO y de los últimos cursos de primaria que pueden proponerse en clase de forma puntual o formar parte de una secuencia más elaborada. En cualquier caso son actividades ricas, competenciales, que plantean retos e inician la discusión. El taller consistirá en propuestas simultáneas en las que participar: Aprenderemos juegos, crearemos materiales, colaboraremos para llegar conclusiones a partir de la experimentación y analizaremos diferentes maneras de usarlas en clase. </text:p>
      <text:p text:style-name="keywords">Palabras clave: Probabilitat, joc, material manipulatiu, TIC, estimació, estadístic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Iniciación a GeoGebra</text:h>
      <text:p text:style-name="autors">Haro Laguardia, Francisco Amaro Parrado, Encarnación</text:p>
      <text:p text:style-name="centretreball">IES Jándula 23740 Andújar Jaén</text:p>
      <text:p text:style-name="Standard"/>
      <text:p text:style-name="resum">Actividades para facilitar el trabajo con GeoGebra para los no iniciados en el uso de éste Software. Comenzaremos con distintas actividades de Geometría como el estudio de tangentes en la circunferencia, estudio de triángulos, elementos notables de un triángulo, cónicas, lugares geométricos, para finalizar con la representación y el estudio de una función polinómica Todos estos ejemplos tienen como objetivo conocer algunas posibilidades de GeoGebra, para animar al profesorado a su uso, como recurso TIC, en el aula para lograr unas matemáticas dinámicas </text:p>
      <text:p text:style-name="keywords">Palabras clave: GeoGebra, TIC, Inici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l soroban. Aprender a sumar en el ábaco japonés</text:h>
      <text:p text:style-name="autors">Joan Jareño</text:p>
      <text:p text:style-name="centretreball">CESIRE-CREAMAT</text:p>
      <text:p text:style-name="Standard"><text:soft-page-break/></text:p>
      <text:p text:style-name="resum">En el taller se practicará la suma con ábacos japoneses (soroban). El objetivo principal del taller no es tanto el de aprender a operar con este instrumento de cálculo sino ver que la exploración sobre cómo se utiliza nos puede ayudar en la construcción de estrategias personales de cálculo mental.</text:p>
      <text:p text:style-name="keywords">Palabras clave: Cálculo, primaria, ES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oGebra y Proyecto Gauss en la programación de un curso de Secundaria: 4º de ESO.</text:h>
      <text:p text:style-name="autors">José Antonio Mora Sánchez</text:p>
      <text:p text:style-name="centretreball">IES Sant Blai de Alicante</text:p>
      <text:p text:style-name="Standard"/>
      <text:p text:style-name="resum">En el taller analizaremos la programación de un curso de 4º de ESO en el que, además de utilizar un libro de texto, los alumnos realizan trabajos de investigación con el software matemático GeoGebra y se intercalan actividades seleccionadas del Proyecto Gauss. La clase se desarrolla habitualmente en un aula con un portátil para cada dos estudiantes. Todos los alumnos utilizan GeoGebra como herramienta de trabajo tanto en clase como en casa Debatiremos sobre los cambios en los contenidos, unos adquieren mayor importancia y otros la pierden, la secuenciación en que se presentan y las relaciones que se establecen entre los conocimientos. Las relaciones en clase, la transformación progresiva del papel del profesor y de su mentalidad. Cuáles son los cambios que se producen en los estudiantes, tanto en la percepción que tienen acerca de las matemáticas como en la forma de aprenderlas y el uso que hacen de sus conocimientos. Veremos formas de controlar el avance de los estudiantes y la forma de hacer una evaluación que intente ser coherente con el método de enseñanza utilizado. Los alumnos llevan un doble cuaderno a lo largo del curso. Uno tradicional en el que reflejan las anotaciones de clase y los ejercicios realizados tanto en el aula como en casa. El segundo cuaderno es digital en el que incorporan los archivos de GeoGebra y los textos explicativos de su trabajo. </text:p>
      <text:p text:style-name="keywords">Palabras clave: Nuevas Tecnologías, Geometría Dinámica, Geogebra, Programación, Proyecto Gauss, programación, evaluación </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A vueltas con la divisibilidad. Números y engranajes.</text:h>
      <text:p text:style-name="autors">Josep Rey Nadal, Manuel Udina Abelló</text:p>
      <text:p text:style-name="centretreball">Associació MMACA (Museu Matemàtiques Catalunya)</text:p>
      <text:p text:style-name="Standard"/>
      <text:p text:style-name="resum">Se presenta un material físico (de madera) consistente en ruedas dentadas que pueden alinearse en un eje o hacer girar alredredor de coronas circulares (interior o exteriormente), y el correspondiente material en forma de applets geogebra para complementar el estudio. Se plantearán problemas a partir de las longitudes (núm. dientes) de las distintas piezas y se obtendrà una cierta modelización de conceptos como m.c.d i m.c.m. También se considerarà el estudio de algunas cicloides. Se facilitará referencia de las plantillas utilizadas para construir el material.</text:p>
      <text:p text:style-name="keywords">Palabras clave: Divisibilidad, Engranajes, Cicloides, Ángulos, Rotación</text:p>
      <text:p text:style-name="titolnuclis">Nucleos temáticos:</text:p>
      <text:p text:style-name="nuclis">V. Materiales y recursos en el aula de matemáticas</text:p>
      <text:p text:style-name="nuclis">VII. Comunicación y divulgación</text:p>
      <text:p text:style-name="Standard"/>
      <text:p text:style-name="Standard"/>
      <text:p text:style-name="lloc">Lugar pendiente de determinar</text:p>
      <text:h text:style-name="Heading_20_2" text:outline-level="2">Materiales didácticos para desarrollar el sentido numérico </text:h>
      <text:p text:style-name="autors">Mª Teresa García-Pérez; Natividad Adamuz-Povedano Rafael Bracho-López; Noelia Jiménez-Fanjul; Alexander Maz Machado</text:p>
      <text:p text:style-name="centretreball">Universidad de Córdoba</text:p>
      <text:p text:style-name="Standard"/>
      <text:p text:style-name="resum">El desarrollo del sentido numérico, entendido como el dominio reflexivo de las relaciones numéricas, se presenta como un objetivo esencial durante toda la educación obligatoria, pero es en los primeros cursos de la educación primaria donde se establecen las bases de este concepto, por eso entendemos que es fundamental que se apoye en el uso de materiales manipulativos. Los recursos didácticos que se presentan a continuación, aunque se dirigen principalmente a los niños y niñas del primer ciclo de la educación primaria, también tienen una extensa aplicación en aulas específicas y en situaciones de apoyo por dificultades relacionadas con contenidos matemáticos.</text:p>
      <text:p text:style-name="keywords">Palabras clave: Materiales manipulativos, sentido numérico, sistema numérico decimal, educación primaria, pensamiento numérico, cálculo mental</text:p>
      <text:p text:style-name="titolnuclis">Nucleos temáticos:</text:p>
      <text:p text:style-name="nuclis">V. Materiales y recursos en el aula de matemáticas</text:p>
      <text:p text:style-name="Standard"/>
      <text:p text:style-name="Standard"/>
      <text:p text:style-name="lloc"><text:soft-page-break/>Lugar pendiente de determinar</text:p>
      <text:h text:style-name="Heading_20_2" text:outline-level="2">Gimcana matemática</text:h>
      <text:p text:style-name="autors">Marta Aragüés i Vidal Xavier Fernàndez Berges</text:p>
      <text:p text:style-name="centretreball">Esc. Font de la Pólvora, Girona Esc. L’Estació, Sant Feliu de Guíxols</text:p>
      <text:p text:style-name="Standard"/>
      <text:p text:style-name="resum">Estés donde estés mira a tu alrededor. El entorno urbano es una fuente de recursos que debemos utilizar en la escuela y que nos ayuda a relacionar los conceptos trabajados en el aula con la realidad de nuestros alumnos. En este taller os proponemos actividades concretas que os permitirán disfrutar de las calles de Palma y que pueden adaptarse al entorno de cualquier centro educativo. Pocas veces se nos ocurre salir a la calle con nuestros alumnos a trabajar matemáticas y, cuando lo hacemos, normalmente nos centramos en la geometría. Pero hay más, mucho más...</text:p>
      <text:p text:style-name="keywords">Palabras clave: Gimcana, ciudad, numeración, geometría, estadística, Primaria</text:p>
      <text:p text:style-name="titolnuclis">Nucleos temáticos:</text:p>
      <text:p text:style-name="nuclis">I. Infantil y Primaria: ahí empieza todo</text:p>
      <text:p text:style-name="nuclis">VI. Conexiones y contextos</text:p>
      <text:p text:style-name="Standard"/>
      <text:p text:style-name="Standard"/>
      <text:p text:style-name="lloc">Lugar pendiente de determinar</text:p>
      <text:h text:style-name="Heading_20_2" text:outline-level="2">Modelizando el mundo con la calculadora gráfica CG20: cónicas, puentes y otras cosas.</text:h>
      <text:p text:style-name="autors">Mauricio Contreras del Rincón; José Manuel Fernández Rodríguez; Encarnación López Fernández</text:p>
      <text:p text:style-name="centretreball">IES”Benicalap” Valencia; IES “El Almijar”, Cómpeta (Málaga)</text:p>
      <text:p text:style-name="Standard"/>
      <text:p text:style-name="resum">Como amantes de las Matemáticas son múltiples las oportunidades que se nos presentan para ver la realidad que nos rodea bajo el particular filtro del conocimiento, pero además si disponemos de herramientas que nos permitan ensayar hipótesis o probar la validez de modelos, seremos partícipes con nuestra actividad o la de nuestro alumnado del apasionante juego que supone matematizar la realidad. Una de estas herramientas es la calculadora gráfica y, en particular los modelos que permiten trabajar con imágenes o con secuencias de vídeo, como es el caso de la CG20 de Casio que utilizaremos en este taller. </text:p>
      <text:p text:style-name="keywords">Palabras clave: Secundaria, calculadora, modelización, geometría dinámica, regresión</text:p>
      <text:p text:style-name="titolnuclis">Nucleos temáticos:</text:p>
      <text:p text:style-name="nuclis">III. Modelización y formalización</text:p>
      <text:p text:style-name="nuclis">V. Materiales y recursos en el aula de matemáticas</text:p>
      <text:p text:style-name="Standard"/>
      <text:p text:style-name="Standard"/>
      <text:p text:style-name="lloc">Lugar pendiente de determinar</text:p>
      <text:h text:style-name="Heading_20_2" text:outline-level="2">Funcionamiento y actualidad de la Regla de Cálculo</text:h>
      <text:p text:style-name="autors">Requena Fraile, Àngel</text:p>
      <text:p text:style-name="centretreball">Jubilado</text:p>
      <text:p text:style-name="Standard"/>
      <text:p text:style-name="resum">La calculadora digital científica desplazó en los años setenta a la Regla de Cálculo, el instrumento que había sido el auxiliar indispensable, e incluso símbolo, de científicos e ingenieros. Tras cuarenta años de abandono, los últimos profesores que la usaron se están jubilando, pero la vieja regla todavía puede ser útil en la escuela. El taller permite aprender a usar la Regla con un ejemplar real de diez pulgadas. Es la oportunidad para tocar una auténtica regla, para iniciarse o recordar su uso, y descubrir sus posibilidades didácticas. Al disponer de un lote de solo veinticinco reglas idénticas se seguirá el orden de inscripción y llegada al taller </text:p>
      <text:p text:style-name="keywords">Palabras clave: Historia, cálculo estimativo, cálculo logarítmico, sentido del número. </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oGebra también para la simulación de problemas de Probabilidad.</text:h>
      <text:p text:style-name="autors">Sada Allo, Manuel</text:p>
      <text:p text:style-name="centretreball">IES Zizur BHI (Zizur Mayor. Navarra)</text:p>
      <text:p text:style-name="Standard"/>
      <text:p text:style-name="resum">Taller dirigido al profesorado ya conocedor de los usos básicos de GeoGebra e interesado en su aprovechamiento para la enseñanza y aprendizaje de la Probabilidad. Se abordarán diversos ejemplos de construcciones donde se simulan problemas de lanzamientos, probabilidad geométrica, histogramas dinámicos... del estilo de los que se pueden ver en http://docentes.educacion.navarra.es/msadaall/geogebra/azar.htm Para ello se utilizarán algunas de las posibilidades de la hoja de cálculo, los números aleatorios, el comando Secuencia[] y otros para el manejo de Listas, para el recuento de resultados, etc. También se intentará clarificar las mejoras que la última versión de GeoGebra puede aportar a este campo de la Probabilidad.</text:p>
      <text:p text:style-name="keywords">Palabras clave: geogebra probabilidad simulaciones azar manuel sada</text:p>
      <text:p text:style-name="titolnuclis">Nucleos temáticos:</text:p>
      <text:p text:style-name="nuclis">V. Materiales y recursos en el aula de matemáticas</text:p>
      <text:p text:style-name="Standard"/>
      <text:p text:style-name="Standard"/>
      <text:p text:style-name="lloc"><text:soft-page-break/>Lugar pendiente de determinar</text:p>
      <text:h text:style-name="Heading_20_2" text:outline-level="2">Taller de POLIEDROS con bastoncillos e hilo de pescar</text:h>
      <text:p text:style-name="autors">Teixidor Cadenas, Esperanza</text:p>
      <text:p text:style-name="centretreball">Atlantic schools Guaydil</text:p>
      <text:p text:style-name="Standard"/>
      <text:p text:style-name="resum">Con bastoncillos e hilo de pescar se construyen poliedros de forma sencilla , y además son faciles de rotar y ver el cuerpo de revolución generado. También se abordará las aplicaciones didácticas de estas construcciones. Por ejemplo el cubo que puede convertirse manipulándolo en siete polígonos (hexágono, trapecio, rombo, cuadrado, triángulo, rectángulo y romboide) y tres cuerpos (cubo, tetraedro y pirámide cuadrangular) </text:p>
      <text:p text:style-name="keywords">Palabras clave: Geometría,poliedro,construcción, primaria</text:p>
      <text:p text:style-name="titolnuclis">Nucleos temáticos:</text:p>
      <text:p text:style-name="nuclis">V. Materiales y recursos en el aula de matemáticas</text:p>
      <text:p text:style-name="Standard"/>
      <text:p text:style-name="Standard"/>
      <text:h text:style-name="Heading_20_1" text:outline-level="1">Zoco</text:h>
      <text:p text:style-name="Standard"/>
      <text:p text:style-name="lloc">Lugar pendiente de determinar</text:p>
      <text:h text:style-name="Heading_20_2" text:outline-level="2">Teselados en Tela y Papel</text:h>
      <text:p text:style-name="autors">Francisco Fernández-Arévalo Gregorio Morales</text:p>
      <text:p text:style-name="centretreball">CEIP Reina Sofia, Petrer</text:p>
      <text:p text:style-name="Standard"/>
      <text:p text:style-name="resum">Los mosaicos, o Teselados, que mostramos en esta exposición están hechas algunas en tela y algunas en papel; y aunque la técnica varía diametralmente al cambiar de medio, las dos técnicas comparten un mismo principio: están hechas a partir de una única pieza, sin cortar. Como el mosaico se extiende al infinito de manera continua en todas direcciones, la superficie de la tela o el papel tendrá una cantidad impar de capas. Por esta razón, cada uno de estos teselados le aporta al espectador cuatro maneras de observarlas y estudiarlas: por una cara, por la otra, por una cara a contraluz y por la otra cara a contraluz.</text:p>
      <text:p text:style-name="keywords">Palabras clave: Papiroflexia, Geometría, Polígonos, Teselado, Mosaicos, Tel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ons Calidoscòpics</text:h>
      <text:p text:style-name="autors">Glòria Rigau, Laura Garcia, Sílvia Margelí, Sandra Soliguer, Núria Fortuny, Aina Villarroya</text:p>
      <text:p text:style-name="centretreball">Ins Ramon Coll i Rodés</text:p>
      <text:p text:style-name="Standard"/>
      <text:p text:style-name="resum">“Mons calidoscòpics” és una exposició d’art realitzada pels alumnes de l’Institut Ramon Coll i Rodés de Lloret de Mar. Cada any els alumnes de batxillerat artístic del centre fan una exposició temàtica. Amb motiu de les JAEM els professors de matemàtiques i educació visual vam decidir fer una col·laboració entre les dues àrees que anés més enllà de la programació de dibuix tècnic i els miralls van ser una bona “excusa”. L’exposició n’ha estat el producte final. Hi trobareu cartells, grans calidoscòpics que reflexen composicions geomètriques, volum, pop-up, fotografia, anamorfismes. Com diuen els nois i noies, “ara, la nostra imaginació és vostra”. </text:p>
      <text:p text:style-name="keywords">Palabras clave: Art, creativitat, geometria, miralls, anamorfismes, </text:p>
      <text:p text:style-name="titolnuclis">Nucleos temáticos:</text:p>
      <text:p text:style-name="nuclis">VI. Conexiones y contextos</text:p>
      <text:p text:style-name="Standard"/>
      <text:p text:style-name="Standard"/>
      <text:p text:style-name="lloc">Lugar pendiente de determinar</text:p>
      <text:h text:style-name="Heading_20_2" text:outline-level="2">Polifieltros 3D</text:h>
      <text:p text:style-name="autors">José Luis Rodríguez Blancas</text:p>
      <text:p text:style-name="centretreball">Universidad de Almería</text:p>
      <text:p text:style-name="Standard"/>
      <text:p text:style-name="resum">Polifieltros 3D es un juego elaborado con piezas de fieltro y velcro, que está empezando a utilizarse en centros educativos de todos los niveles, desde infantil hasta universidad. Ofrece muchas posibilidades y constituye un magnífico complemento a la geometría con papel o cartulina. Permite montar rápidamente figuras de todo tipo, incluso curvadas, distintas a las habituales, incentivando la creatividad e imaginación del alumnado. Además de una gran variedad de poliedros y mosaicos, se pueden formar cilindros, conos, figuras fractales como el tetraedro de Sierpinski, o diseñar otros objetos de la vida real como sombreros, bolsos, vestidos, etc. La web del juego es http://www.polifieltros3d.com.</text:p>
      <text:p text:style-name="keywords">Palabras clave: Geometría manipulativa, mosaicos, poliedros, fractales, superfici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Fotografía matemática: Con pico y alas</text:h>
      <text:p text:style-name="autors">Sorando Muzás, José María</text:p>
      <text:p text:style-name="centretreball">IES Elaios - Zaragoza</text:p>
      <text:p text:style-name="Standard"/>
      <text:p text:style-name="resum">Se presentan 54 fotografías matemáticas donde las aves son protagonistas: a veces habitan o aprovechan el mundo geométrico construido por la acción humana; otras, el proceso evolutivo ha seleccionado, por razones de eficacia, formas en sus cuerpos y gestos en sus comportamientos que son plasmación en el mundo natural de conceptos matemáticos. Y también, en ocasiones, es el azar, combinado con la mirada matemática del fotógrafo, el que provoca esa coincidencia. ¿Se trata de Matemáticas o de Ornitología? ¡Ambas cosas a la vez! Esta colección se ofrece en préstamo gratuito a centros de enseñanza e instituciones culturales. Ya ha recorrido desde colegios de Primaria hasta facultades universitarias, suscitando sorpresa e interés independientemente de la edad del espectador, y superando tópicos respecto al aislamiento y severidad de lo matemático. Visita virtual: http://catedu.es/matematicas_mundo/EXPOSICIONES/Expo_pico_alas.htm </text:p>
      <text:p text:style-name="keywords">Palabras clave: Fotografía, Ornitología, Naturaleza, Geometría, Motivación</text:p>
      <text:p text:style-name="titolnuclis">Nucleos temáticos:</text:p>
      <text:p text:style-name="nuclis">VI. Conexiones y contextos</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JAEM Night Court" svg:font-family="'JAEM Night Court'" style:font-adornments="Negreta"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entury Gothic" svg:font-family="'Century Gothic'" style:font-adornments="Negreta"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style:font-name="Century Schoolbook L" fo:font-size="9pt" fo:font-weight="normal"/>
    </style:style>
    <style:style style:name="Header" style:family="paragraph" style:parent-style-name="Standard" style:class="extra">
      <style:paragraph-properties fo:padding="0cm" fo:border-left="none" fo:border-right="none" fo:border-top="none" fo:border-bottom="0.99pt solid #000000" style:shadow="none"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urligné" style:family="paragraph" style:parent-style-name="Standard"/>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default-outline-level="1" style:class="text" style:master-page-name="">
      <style:paragraph-properties fo:margin-top="0cm" fo:margin-bottom="0.21cm" style:contextual-spacing="false" fo:text-align="start" style:justify-single-word="false" style:page-number="auto" fo:break-before="page" fo:background-color="#0066cc" fo:padding="0cm" fo:border="none" style:shadow="none" text:number-lines="false" text:line-number="0" style:vertical-align="middle">
        <style:tab-stops/>
        <style:background-image/>
      </style:paragraph-properties>
      <style:text-properties fo:text-transform="uppercase" fo:color="#e6e6e6" style:font-name="JAEM Night Court" fo:font-size="210%" fo:language="es" fo:country="ES" fo:font-weight="bold" style:font-size-asian="115%" style:font-weight-asian="bold" style:font-size-complex="115%" style:font-weight-complex="bold" style:text-rotation-angle="0" style:text-rotation-scale="line-heigh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master-page-name="">
      <style:paragraph-properties fo:margin-top="0.12cm" fo:margin-bottom="0.21cm" style:contextual-spacing="false" style:page-number="auto" fo:background-color="transparent" style:shadow="none" fo:keep-with-next="always">
        <style:tab-stops/>
        <style:background-image/>
      </style:paragraph-properties>
      <style:text-properties fo:text-transform="uppercase" fo:color="#0066cc" style:font-name="Century Gothic" fo:font-size="11pt" fo:language="es" fo:country="ES" fo:font-style="normal" fo:font-weight="600"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text-properties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autors" style:family="paragraph" style:parent-style-name="Standard" style:master-page-name="">
      <style:paragraph-properties fo:text-align="start" style:justify-single-word="false" style:page-number="auto" fo:background-color="transparent" style:shadow="none">
        <style:background-image/>
      </style:paragraph-properties>
      <style:text-properties fo:font-variant="normal" fo:text-transform="none" fo:color="#004586" style:font-name="Century Schoolbook L" fo:font-size="10.5pt" fo:language="es" fo:country="ES" fo:font-weight="normal"/>
    </style:style>
    <style:style style:name="resum" style:family="paragraph" style:parent-style-name="Standard">
      <style:paragraph-properties fo:text-align="justify" style:justify-single-word="false"/>
      <style:text-properties fo:color="#333333" style:font-name="Century Schoolbook L" fo:font-size="9pt" fo:font-style="normal" fo:font-weight="normal"/>
    </style:style>
    <style:style style:name="keywords" style:family="paragraph" style:parent-style-name="resum">
      <style:paragraph-properties fo:margin-top="0.199cm" fo:margin-bottom="0cm" style:contextual-spacing="false" fo:text-align="start" style:justify-single-word="false"/>
      <style:text-properties fo:color="#333333" fo:font-weight="normal"/>
    </style:style>
    <style:style style:name="lloc" style:family="paragraph" style:parent-style-name="Standard" style:master-page-name="">
      <style:paragraph-properties fo:orphans="2" style:page-number="auto" fo:background-color="#4c4c4c" fo:keep-with-next="always">
        <style:background-image/>
      </style:paragraph-properties>
      <style:text-properties fo:color="#ffffff" style:font-name="Arial1"/>
    </style:style>
    <style:style style:name="titolnuclis" style:family="paragraph" style:parent-style-name="keywords">
      <style:text-properties fo:color="#4c4c4c" style:font-name="Century Schoolbook L" fo:font-size="9pt" fo:font-style="normal" fo:font-weight="normal"/>
    </style:style>
    <style:style style:name="nuclis" style:family="paragraph" style:parent-style-name="Standard" style:list-style-name="" style:master-page-name="">
      <style:paragraph-properties fo:margin-left="0.199cm" fo:margin-right="0cm" fo:margin-top="0cm" fo:margin-bottom="0cm" style:contextual-spacing="false" fo:text-indent="0.199cm" style:auto-text-indent="false" style:page-number="auto">
        <style:tab-stops/>
      </style:paragraph-properties>
      <style:text-properties fo:color="#4c4c4c"/>
    </style:style>
    <style:style style:name="centretreball" style:family="paragraph" style:parent-style-name="Standard">
      <style:text-properties fo:color="#4c4c4c" style:font-name="Century Schoolbook L" fo:font-size="10pt" fo:font-weight="normal"/>
    </style:style>
    <style:style style:name="Sense_20_nom1" style:display-name="Sense nom1" style:family="paragraph" style:parent-style-name="Heading_20_2" style:default-outline-level="" style:list-style-name=""/>
    <style:style style:name="data" style:family="paragraph" style:parent-style-name="Standard" style:class="text" style:master-page-name="">
      <style:paragraph-properties fo:margin-left="-1cm" fo:margin-right="0cm" fo:text-indent="0cm" style:auto-text-indent="false" style:page-number="auto" fo:break-before="page"/>
      <style:text-properties fo:color="#0066cc" fo:font-size="22pt" fo:font-weight="bold"/>
    </style:style>
    <style:style style:name="hora" style:family="paragraph" style:parent-style-name="data" style:class="text" style:master-page-name="">
      <style:paragraph-properties style:page-number="auto" fo:break-before="auto" fo:break-after="aut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Yellow_20_Highlight" style:display-name="Yellow Highlight" style:family="text">
      <style:text-properties fo:background-color="#ffff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suffix="."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format="">
        <style:list-level-properties text:list-level-position-and-space-mode="label-alignment">
          <style:list-level-label-alignment text:label-followed-by="listtab" text:list-tab-stop-position="0.101cm" fo:text-indent="-0.4cm" fo:margin-left="0.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style:font-name="Droid Sans" fo:font-size="10pt" style:font-size-asian="10pt" style:font-size-complex="10pt"/>
    </style:style>
    <style:style style:name="MP2"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àgina <text:page-number text:select-page="current">10</text:page-number> de <text:page-count>34</text:page-count></text:p>
      </style:footer>
    </style:master-page>
    <style:master-page style:name="First_20_Page" style:display-name="First Page" style:page-layout-name="Mpm2" style:next-style-name="Standard">
      <style:header>
        <text:p text:style-name="MP2"><text:date style:data-style-name="N37" text:date-value="2013-05-30T18:43:22.99" text:fixed="true">30/05/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8:43:23</meta:creation-date>
    <meta:editing-duration>P0D</meta:editing-duration>
    <meta:editing-cycles>8</meta:editing-cycles>
    <meta:generator>LibreOffice/4.0.2.1$Linux_x86 LibreOffice_project/400m0$Build-1</meta:generator>
    <meta:initial-creator>CentMat </meta:initial-creator>
    <dc:date>2013-05-31T01:56:36</dc:date>
    <meta:document-statistic meta:table-count="0" meta:image-count="0" meta:object-count="0" meta:page-count="34" meta:paragraph-count="1022" meta:word-count="17657" meta:character-count="119013" meta:non-whitespace-character-count="102290"/>
  </office:meta>
</office:document-meta>
</file>